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3.59pt"/>
    </style:style>
    <style:style style:name="co3" style:family="table-column">
      <style:table-column-properties fo:break-before="auto" style:column-width="153.61pt"/>
    </style:style>
    <style:style style:name="co4" style:family="table-column">
      <style:table-column-properties fo:break-before="auto" style:column-width="189.1pt"/>
    </style:style>
    <style:style style:name="co5" style:family="table-column">
      <style:table-column-properties fo:break-before="auto" style:column-width="164.41pt"/>
    </style:style>
    <style:style style:name="co6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ndicator</text:p>
          </table:table-cell>
          <table:table-cell office:value-type="string" calcext:value-type="string">
            <text:p>load res</text:p>
          </table:table-cell>
          <table:table-cell office:value-type="string" calcext:value-type="string">
            <text:p>to data frame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write df to sql</text:p>
          </table:table-cell>
        </table:table-row>
        <table:table-row table:style-name="ro2">
          <table:table-cell office:value-type="string" calcext:value-type="string">
            <text:p>avh</text:p>
          </table:table-cell>
          <table:table-cell table:formula="of:=CONCATENATE([.A2];&quot;_res = dbSendQuery(db, 'SELECT * FROM &quot;;[.A2];&quot;_long')&quot;)" office:value-type="string" office:string-value="avh_res = dbSendQuery(db, 'SELECT * FROM avh_long')" calcext:value-type="string">
            <text:p>avh_res = dbSendQuery(db, 'SELECT * FROM avh_long')</text:p>
          </table:table-cell>
          <table:table-cell table:formula="of:=CONCATENATE([.A2];&quot;_df = data.frame(fetch(&quot;; [.A2]; &quot;_res, -1))&quot;)" office:value-type="string" office:string-value="avh_df = data.frame(fetch(avh_res, -1))" calcext:value-type="string">
            <text:p>avh_df = data.frame(fetch(avh_res, -1))</text:p>
          </table:table-cell>
          <table:table-cell table:style-name="ce2" table:formula="of:=CONCATENATE([.A2];&quot;_wide = reshape(&quot;;[.A2];&quot;_df, timevar  = 'year', idvar = 'country_code', direction = 'wide')&quot;)" office:value-type="string" office:string-value="avh_wide = reshape(avh_df, timevar  = 'year', idvar = 'country_code', direction = 'wide')" calcext:value-type="string">
            <text:p>avh_wide = reshape(avh_df, timevar <text:s/>= 'year', idvar = 'country_code', direction = 'wide')</text:p>
          </table:table-cell>
          <table:table-cell table:style-name="ce2" table:formula="of:=CONCATENATE(&quot;dbWriteTable(db, value =  &quot;;[.A2];&quot;_wide, name = '&quot;;[.A2];&quot;_wide')&quot;)" office:value-type="string" office:string-value="dbWriteTable(db, value =  avh_wide, name = 'avh_wide')" calcext:value-type="string">
            <text:p>dbWriteTable(db, value = <text:s/>avh_wide, name = 'avh_wide')</text:p>
          </table:table-cell>
        </table:table-row>
        <table:table-row table:style-name="ro2">
          <table:table-cell office:value-type="string" calcext:value-type="string">
            <text:p>ccon</text:p>
          </table:table-cell>
          <table:table-cell table:formula="of:=CONCATENATE([.A3];&quot;_res = dbSendQuery(db, 'SELECT * FROM &quot;;[.A3];&quot;_long')&quot;)" office:value-type="string" office:string-value="ccon_res = dbSendQuery(db, 'SELECT * FROM ccon_long')" calcext:value-type="string">
            <text:p>ccon_res = dbSendQuery(db, 'SELECT * FROM ccon_long')</text:p>
          </table:table-cell>
          <table:table-cell table:formula="of:=CONCATENATE([.A3];&quot;_df = data.frame(fetch(&quot;; [.A3]; &quot;_res, -1))&quot;)" office:value-type="string" office:string-value="ccon_df = data.frame(fetch(ccon_res, -1))" calcext:value-type="string">
            <text:p>ccon_df = data.frame(fetch(ccon_res, -1))</text:p>
          </table:table-cell>
          <table:table-cell table:style-name="ce2" table:formula="of:=CONCATENATE([.A3];&quot;_wide = reshape(&quot;;[.A3];&quot;_df, timevar  = 'year', idvar = 'country_code', direction = 'wide')&quot;)" office:value-type="string" office:string-value="ccon_wide = reshape(ccon_df, timevar  = 'year', idvar = 'country_code', direction = 'wide')" calcext:value-type="string">
            <text:p>ccon_wide = reshape(ccon_df, timevar <text:s/>= 'year', idvar = 'country_code', direction = 'wide')</text:p>
          </table:table-cell>
          <table:table-cell table:style-name="ce2" table:formula="of:=CONCATENATE(&quot;dbWriteTable(db, value =  &quot;;[.A3];&quot;_wide, name = '&quot;;[.A3];&quot;_wide')&quot;)" office:value-type="string" office:string-value="dbWriteTable(db, value =  ccon_wide, name = 'ccon_wide')" calcext:value-type="string">
            <text:p>dbWriteTable(db, value = <text:s/>ccon_wide, name = 'ccon_wide')</text:p>
          </table:table-cell>
        </table:table-row>
        <table:table-row table:style-name="ro2">
          <table:table-cell office:value-type="string" calcext:value-type="string">
            <text:p>cda</text:p>
          </table:table-cell>
          <table:table-cell table:formula="of:=CONCATENATE([.A4];&quot;_res = dbSendQuery(db, 'SELECT * FROM &quot;;[.A4];&quot;_long')&quot;)" office:value-type="string" office:string-value="cda_res = dbSendQuery(db, 'SELECT * FROM cda_long')" calcext:value-type="string">
            <text:p>cda_res = dbSendQuery(db, 'SELECT * FROM cda_long')</text:p>
          </table:table-cell>
          <table:table-cell table:formula="of:=CONCATENATE([.A4];&quot;_df = data.frame(fetch(&quot;; [.A4]; &quot;_res, -1))&quot;)" office:value-type="string" office:string-value="cda_df = data.frame(fetch(cda_res, -1))" calcext:value-type="string">
            <text:p>cda_df = data.frame(fetch(cda_res, -1))</text:p>
          </table:table-cell>
          <table:table-cell table:style-name="ce2" table:formula="of:=CONCATENATE([.A4];&quot;_wide = reshape(&quot;;[.A4];&quot;_df, timevar  = 'year', idvar = 'country_code', direction = 'wide')&quot;)" office:value-type="string" office:string-value="cda_wide = reshape(cda_df, timevar  = 'year', idvar = 'country_code', direction = 'wide')" calcext:value-type="string">
            <text:p>cda_wide = reshape(cda_df, timevar <text:s/>= 'year', idvar = 'country_code', direction = 'wide')</text:p>
          </table:table-cell>
          <table:table-cell table:style-name="ce2" table:formula="of:=CONCATENATE(&quot;dbWriteTable(db, value =  &quot;;[.A4];&quot;_wide, name = '&quot;;[.A4];&quot;_wide')&quot;)" office:value-type="string" office:string-value="dbWriteTable(db, value =  cda_wide, name = 'cda_wide')" calcext:value-type="string">
            <text:p>dbWriteTable(db, value = <text:s/>cda_wide, name = 'cda_wide')</text:p>
          </table:table-cell>
        </table:table-row>
        <table:table-row table:style-name="ro2">
          <table:table-cell office:value-type="string" calcext:value-type="string">
            <text:p>cgdpe</text:p>
          </table:table-cell>
          <table:table-cell table:formula="of:=CONCATENATE([.A5];&quot;_res = dbSendQuery(db, 'SELECT * FROM &quot;;[.A5];&quot;_long')&quot;)" office:value-type="string" office:string-value="cgdpe_res = dbSendQuery(db, 'SELECT * FROM cgdpe_long')" calcext:value-type="string">
            <text:p>cgdpe_res = dbSendQuery(db, 'SELECT * FROM cgdpe_long')</text:p>
          </table:table-cell>
          <table:table-cell table:formula="of:=CONCATENATE([.A5];&quot;_df = data.frame(fetch(&quot;; [.A5]; &quot;_res, -1))&quot;)" office:value-type="string" office:string-value="cgdpe_df = data.frame(fetch(cgdpe_res, -1))" calcext:value-type="string">
            <text:p>cgdpe_df = data.frame(fetch(cgdpe_res, -1))</text:p>
          </table:table-cell>
          <table:table-cell table:style-name="ce2" table:formula="of:=CONCATENATE([.A5];&quot;_wide = reshape(&quot;;[.A5];&quot;_df, timevar  = 'year', idvar = 'country_code', direction = 'wide')&quot;)" office:value-type="string" office:string-value="cgdpe_wide = reshape(cgdpe_df, timevar  = 'year', idvar = 'country_code', direction = 'wide')" calcext:value-type="string">
            <text:p>cgdpe_wide = reshape(cgdpe_df, timevar <text:s/>= 'year', idvar = 'country_code', direction = 'wide')</text:p>
          </table:table-cell>
          <table:table-cell table:style-name="ce2" table:formula="of:=CONCATENATE(&quot;dbWriteTable(db, value =  &quot;;[.A5];&quot;_wide, name = '&quot;;[.A5];&quot;_wide')&quot;)" office:value-type="string" office:string-value="dbWriteTable(db, value =  cgdpe_wide, name = 'cgdpe_wide')" calcext:value-type="string">
            <text:p>dbWriteTable(db, value = <text:s/>cgdpe_wide, name = 'cgdpe_wide')</text:p>
          </table:table-cell>
        </table:table-row>
        <table:table-row table:style-name="ro2">
          <table:table-cell office:value-type="string" calcext:value-type="string">
            <text:p>cgdpo</text:p>
          </table:table-cell>
          <table:table-cell table:formula="of:=CONCATENATE([.A6];&quot;_res = dbSendQuery(db, 'SELECT * FROM &quot;;[.A6];&quot;_long')&quot;)" office:value-type="string" office:string-value="cgdpo_res = dbSendQuery(db, 'SELECT * FROM cgdpo_long')" calcext:value-type="string">
            <text:p>cgdpo_res = dbSendQuery(db, 'SELECT * FROM cgdpo_long')</text:p>
          </table:table-cell>
          <table:table-cell table:formula="of:=CONCATENATE([.A6];&quot;_df = data.frame(fetch(&quot;; [.A6]; &quot;_res, -1))&quot;)" office:value-type="string" office:string-value="cgdpo_df = data.frame(fetch(cgdpo_res, -1))" calcext:value-type="string">
            <text:p>cgdpo_df = data.frame(fetch(cgdpo_res, -1))</text:p>
          </table:table-cell>
          <table:table-cell table:style-name="ce2" table:formula="of:=CONCATENATE([.A6];&quot;_wide = reshape(&quot;;[.A6];&quot;_df, timevar  = 'year', idvar = 'country_code', direction = 'wide')&quot;)" office:value-type="string" office:string-value="cgdpo_wide = reshape(cgdpo_df, timevar  = 'year', idvar = 'country_code', direction = 'wide')" calcext:value-type="string">
            <text:p>cgdpo_wide = reshape(cgdpo_df, timevar <text:s/>= 'year', idvar = 'country_code', direction = 'wide')</text:p>
          </table:table-cell>
          <table:table-cell table:style-name="ce2" table:formula="of:=CONCATENATE(&quot;dbWriteTable(db, value =  &quot;;[.A6];&quot;_wide, name = '&quot;;[.A6];&quot;_wide')&quot;)" office:value-type="string" office:string-value="dbWriteTable(db, value =  cgdpo_wide, name = 'cgdpo_wide')" calcext:value-type="string">
            <text:p>dbWriteTable(db, value = <text:s/>cgdpo_wide, name = 'cgdpo_wide')</text:p>
          </table:table-cell>
        </table:table-row>
        <table:table-row table:style-name="ro2">
          <table:table-cell office:value-type="string" calcext:value-type="string">
            <text:p>ck</text:p>
          </table:table-cell>
          <table:table-cell table:formula="of:=CONCATENATE([.A7];&quot;_res = dbSendQuery(db, 'SELECT * FROM &quot;;[.A7];&quot;_long')&quot;)" office:value-type="string" office:string-value="ck_res = dbSendQuery(db, 'SELECT * FROM ck_long')" calcext:value-type="string">
            <text:p>ck_res = dbSendQuery(db, 'SELECT * FROM ck_long')</text:p>
          </table:table-cell>
          <table:table-cell table:formula="of:=CONCATENATE([.A7];&quot;_df = data.frame(fetch(&quot;; [.A7]; &quot;_res, -1))&quot;)" office:value-type="string" office:string-value="ck_df = data.frame(fetch(ck_res, -1))" calcext:value-type="string">
            <text:p>ck_df = data.frame(fetch(ck_res, -1))</text:p>
          </table:table-cell>
          <table:table-cell table:style-name="ce2" table:formula="of:=CONCATENATE([.A7];&quot;_wide = reshape(&quot;;[.A7];&quot;_df, timevar  = 'year', idvar = 'country_code', direction = 'wide')&quot;)" office:value-type="string" office:string-value="ck_wide = reshape(ck_df, timevar  = 'year', idvar = 'country_code', direction = 'wide')" calcext:value-type="string">
            <text:p>ck_wide = reshape(ck_df, timevar <text:s/>= 'year', idvar = 'country_code', direction = 'wide')</text:p>
          </table:table-cell>
          <table:table-cell table:style-name="ce2" table:formula="of:=CONCATENATE(&quot;dbWriteTable(db, value =  &quot;;[.A7];&quot;_wide, name = '&quot;;[.A7];&quot;_wide')&quot;)" office:value-type="string" office:string-value="dbWriteTable(db, value =  ck_wide, name = 'ck_wide')" calcext:value-type="string">
            <text:p>dbWriteTable(db, value = <text:s/>ck_wide, name = 'ck_wide')</text:p>
          </table:table-cell>
        </table:table-row>
        <table:table-row table:style-name="ro2">
          <table:table-cell office:value-type="string" calcext:value-type="string">
            <text:p>cor_exp</text:p>
          </table:table-cell>
          <table:table-cell table:formula="of:=CONCATENATE([.A8];&quot;_res = dbSendQuery(db, 'SELECT * FROM &quot;;[.A8];&quot;_long')&quot;)" office:value-type="string" office:string-value="cor_exp_res = dbSendQuery(db, 'SELECT * FROM cor_exp_long')" calcext:value-type="string">
            <text:p>cor_exp_res = dbSendQuery(db, 'SELECT * FROM cor_exp_long')</text:p>
          </table:table-cell>
          <table:table-cell table:formula="of:=CONCATENATE([.A8];&quot;_df = data.frame(fetch(&quot;; [.A8]; &quot;_res, -1))&quot;)" office:value-type="string" office:string-value="cor_exp_df = data.frame(fetch(cor_exp_res, -1))" calcext:value-type="string">
            <text:p>cor_exp_df = data.frame(fetch(cor_exp_res, -1))</text:p>
          </table:table-cell>
          <table:table-cell table:style-name="ce2" table:formula="of:=CONCATENATE([.A8];&quot;_wide = reshape(&quot;;[.A8];&quot;_df, timevar  = 'year', idvar = 'country_code', direction = 'wide')&quot;)" office:value-type="string" office:string-value="cor_exp_wide = reshape(cor_exp_df, timevar  = 'year', idvar = 'country_code', direction = 'wide')" calcext:value-type="string">
            <text:p>cor_exp_wide = reshape(cor_exp_df, timevar <text:s/>= 'year', idvar = 'country_code', direction = 'wide')</text:p>
          </table:table-cell>
          <table:table-cell table:style-name="ce2" table:formula="of:=CONCATENATE(&quot;dbWriteTable(db, value =  &quot;;[.A8];&quot;_wide, name = '&quot;;[.A8];&quot;_wide')&quot;)" office:value-type="string" office:string-value="dbWriteTable(db, value =  cor_exp_wide, name = 'cor_exp_wide')" calcext:value-type="string">
            <text:p>dbWriteTable(db, value = <text:s/>cor_exp_wide, name = 'cor_exp_wide')</text:p>
          </table:table-cell>
        </table:table-row>
        <table:table-row table:style-name="ro2">
          <table:table-cell office:value-type="string" calcext:value-type="string">
            <text:p>csh_c</text:p>
          </table:table-cell>
          <table:table-cell table:formula="of:=CONCATENATE([.A9];&quot;_res = dbSendQuery(db, 'SELECT * FROM &quot;;[.A9];&quot;_long')&quot;)" office:value-type="string" office:string-value="csh_c_res = dbSendQuery(db, 'SELECT * FROM csh_c_long')" calcext:value-type="string">
            <text:p>csh_c_res = dbSendQuery(db, 'SELECT * FROM csh_c_long')</text:p>
          </table:table-cell>
          <table:table-cell table:formula="of:=CONCATENATE([.A9];&quot;_df = data.frame(fetch(&quot;; [.A9]; &quot;_res, -1))&quot;)" office:value-type="string" office:string-value="csh_c_df = data.frame(fetch(csh_c_res, -1))" calcext:value-type="string">
            <text:p>csh_c_df = data.frame(fetch(csh_c_res, -1))</text:p>
          </table:table-cell>
          <table:table-cell table:style-name="ce2" table:formula="of:=CONCATENATE([.A9];&quot;_wide = reshape(&quot;;[.A9];&quot;_df, timevar  = 'year', idvar = 'country_code', direction = 'wide')&quot;)" office:value-type="string" office:string-value="csh_c_wide = reshape(csh_c_df, timevar  = 'year', idvar = 'country_code', direction = 'wide')" calcext:value-type="string">
            <text:p>csh_c_wide = reshape(csh_c_df, timevar <text:s/>= 'year', idvar = 'country_code', direction = 'wide')</text:p>
          </table:table-cell>
          <table:table-cell table:style-name="ce2" table:formula="of:=CONCATENATE(&quot;dbWriteTable(db, value =  &quot;;[.A9];&quot;_wide, name = '&quot;;[.A9];&quot;_wide')&quot;)" office:value-type="string" office:string-value="dbWriteTable(db, value =  csh_c_wide, name = 'csh_c_wide')" calcext:value-type="string">
            <text:p>dbWriteTable(db, value = <text:s/>csh_c_wide, name = 'csh_c_wide')</text:p>
          </table:table-cell>
        </table:table-row>
        <table:table-row table:style-name="ro2">
          <table:table-cell office:value-type="string" calcext:value-type="string">
            <text:p>csh_g</text:p>
          </table:table-cell>
          <table:table-cell table:formula="of:=CONCATENATE([.A10];&quot;_res = dbSendQuery(db, 'SELECT * FROM &quot;;[.A10];&quot;_long')&quot;)" office:value-type="string" office:string-value="csh_g_res = dbSendQuery(db, 'SELECT * FROM csh_g_long')" calcext:value-type="string">
            <text:p>csh_g_res = dbSendQuery(db, 'SELECT * FROM csh_g_long')</text:p>
          </table:table-cell>
          <table:table-cell table:formula="of:=CONCATENATE([.A10];&quot;_df = data.frame(fetch(&quot;; [.A10]; &quot;_res, -1))&quot;)" office:value-type="string" office:string-value="csh_g_df = data.frame(fetch(csh_g_res, -1))" calcext:value-type="string">
            <text:p>csh_g_df = data.frame(fetch(csh_g_res, -1))</text:p>
          </table:table-cell>
          <table:table-cell table:style-name="ce2" table:formula="of:=CONCATENATE([.A10];&quot;_wide = reshape(&quot;;[.A10];&quot;_df, timevar  = 'year', idvar = 'country_code', direction = 'wide')&quot;)" office:value-type="string" office:string-value="csh_g_wide = reshape(csh_g_df, timevar  = 'year', idvar = 'country_code', direction = 'wide')" calcext:value-type="string">
            <text:p>csh_g_wide = reshape(csh_g_df, timevar <text:s/>= 'year', idvar = 'country_code', direction = 'wide')</text:p>
          </table:table-cell>
          <table:table-cell table:style-name="ce2" table:formula="of:=CONCATENATE(&quot;dbWriteTable(db, value =  &quot;;[.A10];&quot;_wide, name = '&quot;;[.A10];&quot;_wide')&quot;)" office:value-type="string" office:string-value="dbWriteTable(db, value =  csh_g_wide, name = 'csh_g_wide')" calcext:value-type="string">
            <text:p>dbWriteTable(db, value = <text:s/>csh_g_wide, name = 'csh_g_wide')</text:p>
          </table:table-cell>
        </table:table-row>
        <table:table-row table:style-name="ro2">
          <table:table-cell office:value-type="string" calcext:value-type="string">
            <text:p>csh_i</text:p>
          </table:table-cell>
          <table:table-cell table:formula="of:=CONCATENATE([.A11];&quot;_res = dbSendQuery(db, 'SELECT * FROM &quot;;[.A11];&quot;_long')&quot;)" office:value-type="string" office:string-value="csh_i_res = dbSendQuery(db, 'SELECT * FROM csh_i_long')" calcext:value-type="string">
            <text:p>csh_i_res = dbSendQuery(db, 'SELECT * FROM csh_i_long')</text:p>
          </table:table-cell>
          <table:table-cell table:formula="of:=CONCATENATE([.A11];&quot;_df = data.frame(fetch(&quot;; [.A11]; &quot;_res, -1))&quot;)" office:value-type="string" office:string-value="csh_i_df = data.frame(fetch(csh_i_res, -1))" calcext:value-type="string">
            <text:p>csh_i_df = data.frame(fetch(csh_i_res, -1))</text:p>
          </table:table-cell>
          <table:table-cell table:style-name="ce2" table:formula="of:=CONCATENATE([.A11];&quot;_wide = reshape(&quot;;[.A11];&quot;_df, timevar  = 'year', idvar = 'country_code', direction = 'wide')&quot;)" office:value-type="string" office:string-value="csh_i_wide = reshape(csh_i_df, timevar  = 'year', idvar = 'country_code', direction = 'wide')" calcext:value-type="string">
            <text:p>csh_i_wide = reshape(csh_i_df, timevar <text:s/>= 'year', idvar = 'country_code', direction = 'wide')</text:p>
          </table:table-cell>
          <table:table-cell table:style-name="ce2" table:formula="of:=CONCATENATE(&quot;dbWriteTable(db, value =  &quot;;[.A11];&quot;_wide, name = '&quot;;[.A11];&quot;_wide')&quot;)" office:value-type="string" office:string-value="dbWriteTable(db, value =  csh_i_wide, name = 'csh_i_wide')" calcext:value-type="string">
            <text:p>dbWriteTable(db, value = <text:s/>csh_i_wide, name = 'csh_i_wide')</text:p>
          </table:table-cell>
        </table:table-row>
        <table:table-row table:style-name="ro2">
          <table:table-cell office:value-type="string" calcext:value-type="string">
            <text:p>csh_m</text:p>
          </table:table-cell>
          <table:table-cell table:formula="of:=CONCATENATE([.A12];&quot;_res = dbSendQuery(db, 'SELECT * FROM &quot;;[.A12];&quot;_long')&quot;)" office:value-type="string" office:string-value="csh_m_res = dbSendQuery(db, 'SELECT * FROM csh_m_long')" calcext:value-type="string">
            <text:p>csh_m_res = dbSendQuery(db, 'SELECT * FROM csh_m_long')</text:p>
          </table:table-cell>
          <table:table-cell table:formula="of:=CONCATENATE([.A12];&quot;_df = data.frame(fetch(&quot;; [.A12]; &quot;_res, -1))&quot;)" office:value-type="string" office:string-value="csh_m_df = data.frame(fetch(csh_m_res, -1))" calcext:value-type="string">
            <text:p>csh_m_df = data.frame(fetch(csh_m_res, -1))</text:p>
          </table:table-cell>
          <table:table-cell table:style-name="ce2" table:formula="of:=CONCATENATE([.A12];&quot;_wide = reshape(&quot;;[.A12];&quot;_df, timevar  = 'year', idvar = 'country_code', direction = 'wide')&quot;)" office:value-type="string" office:string-value="csh_m_wide = reshape(csh_m_df, timevar  = 'year', idvar = 'country_code', direction = 'wide')" calcext:value-type="string">
            <text:p>csh_m_wide = reshape(csh_m_df, timevar <text:s/>= 'year', idvar = 'country_code', direction = 'wide')</text:p>
          </table:table-cell>
          <table:table-cell table:style-name="ce2" table:formula="of:=CONCATENATE(&quot;dbWriteTable(db, value =  &quot;;[.A12];&quot;_wide, name = '&quot;;[.A12];&quot;_wide')&quot;)" office:value-type="string" office:string-value="dbWriteTable(db, value =  csh_m_wide, name = 'csh_m_wide')" calcext:value-type="string">
            <text:p>dbWriteTable(db, value = <text:s/>csh_m_wide, name = 'csh_m_wide')</text:p>
          </table:table-cell>
        </table:table-row>
        <table:table-row table:style-name="ro2">
          <table:table-cell office:value-type="string" calcext:value-type="string">
            <text:p>csh_r</text:p>
          </table:table-cell>
          <table:table-cell table:formula="of:=CONCATENATE([.A13];&quot;_res = dbSendQuery(db, 'SELECT * FROM &quot;;[.A13];&quot;_long')&quot;)" office:value-type="string" office:string-value="csh_r_res = dbSendQuery(db, 'SELECT * FROM csh_r_long')" calcext:value-type="string">
            <text:p>csh_r_res = dbSendQuery(db, 'SELECT * FROM csh_r_long')</text:p>
          </table:table-cell>
          <table:table-cell table:formula="of:=CONCATENATE([.A13];&quot;_df = data.frame(fetch(&quot;; [.A13]; &quot;_res, -1))&quot;)" office:value-type="string" office:string-value="csh_r_df = data.frame(fetch(csh_r_res, -1))" calcext:value-type="string">
            <text:p>csh_r_df = data.frame(fetch(csh_r_res, -1))</text:p>
          </table:table-cell>
          <table:table-cell table:style-name="ce2" table:formula="of:=CONCATENATE([.A13];&quot;_wide = reshape(&quot;;[.A13];&quot;_df, timevar  = 'year', idvar = 'country_code', direction = 'wide')&quot;)" office:value-type="string" office:string-value="csh_r_wide = reshape(csh_r_df, timevar  = 'year', idvar = 'country_code', direction = 'wide')" calcext:value-type="string">
            <text:p>csh_r_wide = reshape(csh_r_df, timevar <text:s/>= 'year', idvar = 'country_code', direction = 'wide')</text:p>
          </table:table-cell>
          <table:table-cell table:style-name="ce2" table:formula="of:=CONCATENATE(&quot;dbWriteTable(db, value =  &quot;;[.A13];&quot;_wide, name = '&quot;;[.A13];&quot;_wide')&quot;)" office:value-type="string" office:string-value="dbWriteTable(db, value =  csh_r_wide, name = 'csh_r_wide')" calcext:value-type="string">
            <text:p>dbWriteTable(db, value = <text:s/>csh_r_wide, name = 'csh_r_wide')</text:p>
          </table:table-cell>
        </table:table-row>
        <table:table-row table:style-name="ro2">
          <table:table-cell office:value-type="string" calcext:value-type="string">
            <text:p>csh_x</text:p>
          </table:table-cell>
          <table:table-cell table:formula="of:=CONCATENATE([.A14];&quot;_res = dbSendQuery(db, 'SELECT * FROM &quot;;[.A14];&quot;_long')&quot;)" office:value-type="string" office:string-value="csh_x_res = dbSendQuery(db, 'SELECT * FROM csh_x_long')" calcext:value-type="string">
            <text:p>csh_x_res = dbSendQuery(db, 'SELECT * FROM csh_x_long')</text:p>
          </table:table-cell>
          <table:table-cell table:formula="of:=CONCATENATE([.A14];&quot;_df = data.frame(fetch(&quot;; [.A14]; &quot;_res, -1))&quot;)" office:value-type="string" office:string-value="csh_x_df = data.frame(fetch(csh_x_res, -1))" calcext:value-type="string">
            <text:p>csh_x_df = data.frame(fetch(csh_x_res, -1))</text:p>
          </table:table-cell>
          <table:table-cell table:style-name="ce2" table:formula="of:=CONCATENATE([.A14];&quot;_wide = reshape(&quot;;[.A14];&quot;_df, timevar  = 'year', idvar = 'country_code', direction = 'wide')&quot;)" office:value-type="string" office:string-value="csh_x_wide = reshape(csh_x_df, timevar  = 'year', idvar = 'country_code', direction = 'wide')" calcext:value-type="string">
            <text:p>csh_x_wide = reshape(csh_x_df, timevar <text:s/>= 'year', idvar = 'country_code', direction = 'wide')</text:p>
          </table:table-cell>
          <table:table-cell table:style-name="ce2" table:formula="of:=CONCATENATE(&quot;dbWriteTable(db, value =  &quot;;[.A14];&quot;_wide, name = '&quot;;[.A14];&quot;_wide')&quot;)" office:value-type="string" office:string-value="dbWriteTable(db, value =  csh_x_wide, name = 'csh_x_wide')" calcext:value-type="string">
            <text:p>dbWriteTable(db, value = <text:s/>csh_x_wide, name = 'csh_x_wide')</text:p>
          </table:table-cell>
        </table:table-row>
        <table:table-row table:style-name="ro2">
          <table:table-cell office:value-type="string" calcext:value-type="string">
            <text:p>ctfp</text:p>
          </table:table-cell>
          <table:table-cell table:formula="of:=CONCATENATE([.A15];&quot;_res = dbSendQuery(db, 'SELECT * FROM &quot;;[.A15];&quot;_long')&quot;)" office:value-type="string" office:string-value="ctfp_res = dbSendQuery(db, 'SELECT * FROM ctfp_long')" calcext:value-type="string">
            <text:p>ctfp_res = dbSendQuery(db, 'SELECT * FROM ctfp_long')</text:p>
          </table:table-cell>
          <table:table-cell table:formula="of:=CONCATENATE([.A15];&quot;_df = data.frame(fetch(&quot;; [.A15]; &quot;_res, -1))&quot;)" office:value-type="string" office:string-value="ctfp_df = data.frame(fetch(ctfp_res, -1))" calcext:value-type="string">
            <text:p>ctfp_df = data.frame(fetch(ctfp_res, -1))</text:p>
          </table:table-cell>
          <table:table-cell table:style-name="ce2" table:formula="of:=CONCATENATE([.A15];&quot;_wide = reshape(&quot;;[.A15];&quot;_df, timevar  = 'year', idvar = 'country_code', direction = 'wide')&quot;)" office:value-type="string" office:string-value="ctfp_wide = reshape(ctfp_df, timevar  = 'year', idvar = 'country_code', direction = 'wide')" calcext:value-type="string">
            <text:p>ctfp_wide = reshape(ctfp_df, timevar <text:s/>= 'year', idvar = 'country_code', direction = 'wide')</text:p>
          </table:table-cell>
          <table:table-cell table:style-name="ce2" table:formula="of:=CONCATENATE(&quot;dbWriteTable(db, value =  &quot;;[.A15];&quot;_wide, name = '&quot;;[.A15];&quot;_wide')&quot;)" office:value-type="string" office:string-value="dbWriteTable(db, value =  ctfp_wide, name = 'ctfp_wide')" calcext:value-type="string">
            <text:p>dbWriteTable(db, value = <text:s/>ctfp_wide, name = 'ctfp_wide')</text:p>
          </table:table-cell>
        </table:table-row>
        <table:table-row table:style-name="ro2">
          <table:table-cell office:value-type="string" calcext:value-type="string">
            <text:p>cwtfp</text:p>
          </table:table-cell>
          <table:table-cell table:formula="of:=CONCATENATE([.A16];&quot;_res = dbSendQuery(db, 'SELECT * FROM &quot;;[.A16];&quot;_long')&quot;)" office:value-type="string" office:string-value="cwtfp_res = dbSendQuery(db, 'SELECT * FROM cwtfp_long')" calcext:value-type="string">
            <text:p>cwtfp_res = dbSendQuery(db, 'SELECT * FROM cwtfp_long')</text:p>
          </table:table-cell>
          <table:table-cell table:formula="of:=CONCATENATE([.A16];&quot;_df = data.frame(fetch(&quot;; [.A16]; &quot;_res, -1))&quot;)" office:value-type="string" office:string-value="cwtfp_df = data.frame(fetch(cwtfp_res, -1))" calcext:value-type="string">
            <text:p>cwtfp_df = data.frame(fetch(cwtfp_res, -1))</text:p>
          </table:table-cell>
          <table:table-cell table:style-name="ce2" table:formula="of:=CONCATENATE([.A16];&quot;_wide = reshape(&quot;;[.A16];&quot;_df, timevar  = 'year', idvar = 'country_code', direction = 'wide')&quot;)" office:value-type="string" office:string-value="cwtfp_wide = reshape(cwtfp_df, timevar  = 'year', idvar = 'country_code', direction = 'wide')" calcext:value-type="string">
            <text:p>cwtfp_wide = reshape(cwtfp_df, timevar <text:s/>= 'year', idvar = 'country_code', direction = 'wide')</text:p>
          </table:table-cell>
          <table:table-cell table:style-name="ce2" table:formula="of:=CONCATENATE(&quot;dbWriteTable(db, value =  &quot;;[.A16];&quot;_wide, name = '&quot;;[.A16];&quot;_wide')&quot;)" office:value-type="string" office:string-value="dbWriteTable(db, value =  cwtfp_wide, name = 'cwtfp_wide')" calcext:value-type="string">
            <text:p>dbWriteTable(db, value = <text:s/>cwtfp_wide, name = 'cwtfp_wide')</text:p>
          </table:table-cell>
        </table:table-row>
        <table:table-row table:style-name="ro2">
          <table:table-cell office:value-type="string" calcext:value-type="string">
            <text:p>delta</text:p>
          </table:table-cell>
          <table:table-cell table:formula="of:=CONCATENATE([.A17];&quot;_res = dbSendQuery(db, 'SELECT * FROM &quot;;[.A17];&quot;_long')&quot;)" office:value-type="string" office:string-value="delta_res = dbSendQuery(db, 'SELECT * FROM delta_long')" calcext:value-type="string">
            <text:p>delta_res = dbSendQuery(db, 'SELECT * FROM delta_long')</text:p>
          </table:table-cell>
          <table:table-cell table:formula="of:=CONCATENATE([.A17];&quot;_df = data.frame(fetch(&quot;; [.A17]; &quot;_res, -1))&quot;)" office:value-type="string" office:string-value="delta_df = data.frame(fetch(delta_res, -1))" calcext:value-type="string">
            <text:p>delta_df = data.frame(fetch(delta_res, -1))</text:p>
          </table:table-cell>
          <table:table-cell table:style-name="ce2" table:formula="of:=CONCATENATE([.A17];&quot;_wide = reshape(&quot;;[.A17];&quot;_df, timevar  = 'year', idvar = 'country_code', direction = 'wide')&quot;)" office:value-type="string" office:string-value="delta_wide = reshape(delta_df, timevar  = 'year', idvar = 'country_code', direction = 'wide')" calcext:value-type="string">
            <text:p>delta_wide = reshape(delta_df, timevar <text:s/>= 'year', idvar = 'country_code', direction = 'wide')</text:p>
          </table:table-cell>
          <table:table-cell table:style-name="ce2" table:formula="of:=CONCATENATE(&quot;dbWriteTable(db, value =  &quot;;[.A17];&quot;_wide, name = '&quot;;[.A17];&quot;_wide')&quot;)" office:value-type="string" office:string-value="dbWriteTable(db, value =  delta_wide, name = 'delta_wide')" calcext:value-type="string">
            <text:p>dbWriteTable(db, value = <text:s/>delta_wide, name = 'delta_wide')</text:p>
          </table:table-cell>
        </table:table-row>
        <table:table-row table:style-name="ro2">
          <table:table-cell office:value-type="string" calcext:value-type="string">
            <text:p>emp</text:p>
          </table:table-cell>
          <table:table-cell table:formula="of:=CONCATENATE([.A18];&quot;_res = dbSendQuery(db, 'SELECT * FROM &quot;;[.A18];&quot;_long')&quot;)" office:value-type="string" office:string-value="emp_res = dbSendQuery(db, 'SELECT * FROM emp_long')" calcext:value-type="string">
            <text:p>emp_res = dbSendQuery(db, 'SELECT * FROM emp_long')</text:p>
          </table:table-cell>
          <table:table-cell table:formula="of:=CONCATENATE([.A18];&quot;_df = data.frame(fetch(&quot;; [.A18]; &quot;_res, -1))&quot;)" office:value-type="string" office:string-value="emp_df = data.frame(fetch(emp_res, -1))" calcext:value-type="string">
            <text:p>emp_df = data.frame(fetch(emp_res, -1))</text:p>
          </table:table-cell>
          <table:table-cell table:style-name="ce2" table:formula="of:=CONCATENATE([.A18];&quot;_wide = reshape(&quot;;[.A18];&quot;_df, timevar  = 'year', idvar = 'country_code', direction = 'wide')&quot;)" office:value-type="string" office:string-value="emp_wide = reshape(emp_df, timevar  = 'year', idvar = 'country_code', direction = 'wide')" calcext:value-type="string">
            <text:p>emp_wide = reshape(emp_df, timevar <text:s/>= 'year', idvar = 'country_code', direction = 'wide')</text:p>
          </table:table-cell>
          <table:table-cell table:style-name="ce2" table:formula="of:=CONCATENATE(&quot;dbWriteTable(db, value =  &quot;;[.A18];&quot;_wide, name = '&quot;;[.A18];&quot;_wide')&quot;)" office:value-type="string" office:string-value="dbWriteTable(db, value =  emp_wide, name = 'emp_wide')" calcext:value-type="string">
            <text:p>dbWriteTable(db, value = <text:s/>emp_wide, name = 'emp_wide')</text:p>
          </table:table-cell>
        </table:table-row>
        <table:table-row table:style-name="ro2">
          <table:table-cell office:value-type="string" calcext:value-type="string">
            <text:p>hc</text:p>
          </table:table-cell>
          <table:table-cell table:formula="of:=CONCATENATE([.A19];&quot;_res = dbSendQuery(db, 'SELECT * FROM &quot;;[.A19];&quot;_long')&quot;)" office:value-type="string" office:string-value="hc_res = dbSendQuery(db, 'SELECT * FROM hc_long')" calcext:value-type="string">
            <text:p>hc_res = dbSendQuery(db, 'SELECT * FROM hc_long')</text:p>
          </table:table-cell>
          <table:table-cell table:formula="of:=CONCATENATE([.A19];&quot;_df = data.frame(fetch(&quot;; [.A19]; &quot;_res, -1))&quot;)" office:value-type="string" office:string-value="hc_df = data.frame(fetch(hc_res, -1))" calcext:value-type="string">
            <text:p>hc_df = data.frame(fetch(hc_res, -1))</text:p>
          </table:table-cell>
          <table:table-cell table:style-name="ce2" table:formula="of:=CONCATENATE([.A19];&quot;_wide = reshape(&quot;;[.A19];&quot;_df, timevar  = 'year', idvar = 'country_code', direction = 'wide')&quot;)" office:value-type="string" office:string-value="hc_wide = reshape(hc_df, timevar  = 'year', idvar = 'country_code', direction = 'wide')" calcext:value-type="string">
            <text:p>hc_wide = reshape(hc_df, timevar <text:s/>= 'year', idvar = 'country_code', direction = 'wide')</text:p>
          </table:table-cell>
          <table:table-cell table:style-name="ce2" table:formula="of:=CONCATENATE(&quot;dbWriteTable(db, value =  &quot;;[.A19];&quot;_wide, name = '&quot;;[.A19];&quot;_wide')&quot;)" office:value-type="string" office:string-value="dbWriteTable(db, value =  hc_wide, name = 'hc_wide')" calcext:value-type="string">
            <text:p>dbWriteTable(db, value = <text:s/>hc_wide, name = 'hc_wide')</text:p>
          </table:table-cell>
        </table:table-row>
        <table:table-row table:style-name="ro2">
          <table:table-cell office:value-type="string" calcext:value-type="string">
            <text:p>i_cig</text:p>
          </table:table-cell>
          <table:table-cell table:formula="of:=CONCATENATE([.A20];&quot;_res = dbSendQuery(db, 'SELECT * FROM &quot;;[.A20];&quot;_long')&quot;)" office:value-type="string" office:string-value="i_cig_res = dbSendQuery(db, 'SELECT * FROM i_cig_long')" calcext:value-type="string">
            <text:p>i_cig_res = dbSendQuery(db, 'SELECT * FROM i_cig_long')</text:p>
          </table:table-cell>
          <table:table-cell table:formula="of:=CONCATENATE([.A20];&quot;_df = data.frame(fetch(&quot;; [.A20]; &quot;_res, -1))&quot;)" office:value-type="string" office:string-value="i_cig_df = data.frame(fetch(i_cig_res, -1))" calcext:value-type="string">
            <text:p>i_cig_df = data.frame(fetch(i_cig_res, -1))</text:p>
          </table:table-cell>
          <table:table-cell table:style-name="ce2" table:formula="of:=CONCATENATE([.A20];&quot;_wide = reshape(&quot;;[.A20];&quot;_df, timevar  = 'year', idvar = 'country_code', direction = 'wide')&quot;)" office:value-type="string" office:string-value="i_cig_wide = reshape(i_cig_df, timevar  = 'year', idvar = 'country_code', direction = 'wide')" calcext:value-type="string">
            <text:p>i_cig_wide = reshape(i_cig_df, timevar <text:s/>= 'year', idvar = 'country_code', direction = 'wide')</text:p>
          </table:table-cell>
          <table:table-cell table:style-name="ce2" table:formula="of:=CONCATENATE(&quot;dbWriteTable(db, value =  &quot;;[.A20];&quot;_wide, name = '&quot;;[.A20];&quot;_wide')&quot;)" office:value-type="string" office:string-value="dbWriteTable(db, value =  i_cig_wide, name = 'i_cig_wide')" calcext:value-type="string">
            <text:p>dbWriteTable(db, value = <text:s/>i_cig_wide, name = 'i_cig_wide')</text:p>
          </table:table-cell>
        </table:table-row>
        <table:table-row table:style-name="ro2">
          <table:table-cell office:value-type="string" calcext:value-type="string">
            <text:p>i_outlier</text:p>
          </table:table-cell>
          <table:table-cell table:formula="of:=CONCATENATE([.A21];&quot;_res = dbSendQuery(db, 'SELECT * FROM &quot;;[.A21];&quot;_long')&quot;)" office:value-type="string" office:string-value="i_outlier_res = dbSendQuery(db, 'SELECT * FROM i_outlier_long')" calcext:value-type="string">
            <text:p>i_outlier_res = dbSendQuery(db, 'SELECT * FROM i_outlier_long')</text:p>
          </table:table-cell>
          <table:table-cell table:formula="of:=CONCATENATE([.A21];&quot;_df = data.frame(fetch(&quot;; [.A21]; &quot;_res, -1))&quot;)" office:value-type="string" office:string-value="i_outlier_df = data.frame(fetch(i_outlier_res, -1))" calcext:value-type="string">
            <text:p>i_outlier_df = data.frame(fetch(i_outlier_res, -1))</text:p>
          </table:table-cell>
          <table:table-cell table:style-name="ce2" table:formula="of:=CONCATENATE([.A21];&quot;_wide = reshape(&quot;;[.A21];&quot;_df, timevar  = 'year', idvar = 'country_code', direction = 'wide')&quot;)" office:value-type="string" office:string-value="i_outlier_wide = reshape(i_outlier_df, timevar  = 'year', idvar = 'country_code', direction = 'wide')" calcext:value-type="string">
            <text:p>i_outlier_wide = reshape(i_outlier_df, timevar <text:s/>= 'year', idvar = 'country_code', direction = 'wide')</text:p>
          </table:table-cell>
          <table:table-cell table:style-name="ce2" table:formula="of:=CONCATENATE(&quot;dbWriteTable(db, value =  &quot;;[.A21];&quot;_wide, name = '&quot;;[.A21];&quot;_wide')&quot;)" office:value-type="string" office:string-value="dbWriteTable(db, value =  i_outlier_wide, name = 'i_outlier_wide')" calcext:value-type="string">
            <text:p>dbWriteTable(db, value = <text:s/>i_outlier_wide, name = 'i_outlier_wide')</text:p>
          </table:table-cell>
        </table:table-row>
        <table:table-row table:style-name="ro2">
          <table:table-cell office:value-type="string" calcext:value-type="string">
            <text:p>i_xm</text:p>
          </table:table-cell>
          <table:table-cell table:formula="of:=CONCATENATE([.A22];&quot;_res = dbSendQuery(db, 'SELECT * FROM &quot;;[.A22];&quot;_long')&quot;)" office:value-type="string" office:string-value="i_xm_res = dbSendQuery(db, 'SELECT * FROM i_xm_long')" calcext:value-type="string">
            <text:p>i_xm_res = dbSendQuery(db, 'SELECT * FROM i_xm_long')</text:p>
          </table:table-cell>
          <table:table-cell table:formula="of:=CONCATENATE([.A22];&quot;_df = data.frame(fetch(&quot;; [.A22]; &quot;_res, -1))&quot;)" office:value-type="string" office:string-value="i_xm_df = data.frame(fetch(i_xm_res, -1))" calcext:value-type="string">
            <text:p>i_xm_df = data.frame(fetch(i_xm_res, -1))</text:p>
          </table:table-cell>
          <table:table-cell table:style-name="ce2" table:formula="of:=CONCATENATE([.A22];&quot;_wide = reshape(&quot;;[.A22];&quot;_df, timevar  = 'year', idvar = 'country_code', direction = 'wide')&quot;)" office:value-type="string" office:string-value="i_xm_wide = reshape(i_xm_df, timevar  = 'year', idvar = 'country_code', direction = 'wide')" calcext:value-type="string">
            <text:p>i_xm_wide = reshape(i_xm_df, timevar <text:s/>= 'year', idvar = 'country_code', direction = 'wide')</text:p>
          </table:table-cell>
          <table:table-cell table:style-name="ce2" table:formula="of:=CONCATENATE(&quot;dbWriteTable(db, value =  &quot;;[.A22];&quot;_wide, name = '&quot;;[.A22];&quot;_wide')&quot;)" office:value-type="string" office:string-value="dbWriteTable(db, value =  i_xm_wide, name = 'i_xm_wide')" calcext:value-type="string">
            <text:p>dbWriteTable(db, value = <text:s/>i_xm_wide, name = 'i_xm_wide')</text:p>
          </table:table-cell>
        </table:table-row>
        <table:table-row table:style-name="ro2">
          <table:table-cell office:value-type="string" calcext:value-type="string">
            <text:p>i_xr</text:p>
          </table:table-cell>
          <table:table-cell table:formula="of:=CONCATENATE([.A23];&quot;_res = dbSendQuery(db, 'SELECT * FROM &quot;;[.A23];&quot;_long')&quot;)" office:value-type="string" office:string-value="i_xr_res = dbSendQuery(db, 'SELECT * FROM i_xr_long')" calcext:value-type="string">
            <text:p>i_xr_res = dbSendQuery(db, 'SELECT * FROM i_xr_long')</text:p>
          </table:table-cell>
          <table:table-cell table:formula="of:=CONCATENATE([.A23];&quot;_df = data.frame(fetch(&quot;; [.A23]; &quot;_res, -1))&quot;)" office:value-type="string" office:string-value="i_xr_df = data.frame(fetch(i_xr_res, -1))" calcext:value-type="string">
            <text:p>i_xr_df = data.frame(fetch(i_xr_res, -1))</text:p>
          </table:table-cell>
          <table:table-cell table:style-name="ce2" table:formula="of:=CONCATENATE([.A23];&quot;_wide = reshape(&quot;;[.A23];&quot;_df, timevar  = 'year', idvar = 'country_code', direction = 'wide')&quot;)" office:value-type="string" office:string-value="i_xr_wide = reshape(i_xr_df, timevar  = 'year', idvar = 'country_code', direction = 'wide')" calcext:value-type="string">
            <text:p>i_xr_wide = reshape(i_xr_df, timevar <text:s/>= 'year', idvar = 'country_code', direction = 'wide')</text:p>
          </table:table-cell>
          <table:table-cell table:style-name="ce2" table:formula="of:=CONCATENATE(&quot;dbWriteTable(db, value =  &quot;;[.A23];&quot;_wide, name = '&quot;;[.A23];&quot;_wide')&quot;)" office:value-type="string" office:string-value="dbWriteTable(db, value =  i_xr_wide, name = 'i_xr_wide')" calcext:value-type="string">
            <text:p>dbWriteTable(db, value = <text:s/>i_xr_wide, name = 'i_xr_wide')</text:p>
          </table:table-cell>
        </table:table-row>
        <table:table-row table:style-name="ro2">
          <table:table-cell office:value-type="string" calcext:value-type="string">
            <text:p>labsh</text:p>
          </table:table-cell>
          <table:table-cell table:formula="of:=CONCATENATE([.A24];&quot;_res = dbSendQuery(db, 'SELECT * FROM &quot;;[.A24];&quot;_long')&quot;)" office:value-type="string" office:string-value="labsh_res = dbSendQuery(db, 'SELECT * FROM labsh_long')" calcext:value-type="string">
            <text:p>labsh_res = dbSendQuery(db, 'SELECT * FROM labsh_long')</text:p>
          </table:table-cell>
          <table:table-cell table:formula="of:=CONCATENATE([.A24];&quot;_df = data.frame(fetch(&quot;; [.A24]; &quot;_res, -1))&quot;)" office:value-type="string" office:string-value="labsh_df = data.frame(fetch(labsh_res, -1))" calcext:value-type="string">
            <text:p>labsh_df = data.frame(fetch(labsh_res, -1))</text:p>
          </table:table-cell>
          <table:table-cell table:style-name="ce2" table:formula="of:=CONCATENATE([.A24];&quot;_wide = reshape(&quot;;[.A24];&quot;_df, timevar  = 'year', idvar = 'country_code', direction = 'wide')&quot;)" office:value-type="string" office:string-value="labsh_wide = reshape(labsh_df, timevar  = 'year', idvar = 'country_code', direction = 'wide')" calcext:value-type="string">
            <text:p>labsh_wide = reshape(labsh_df, timevar <text:s/>= 'year', idvar = 'country_code', direction = 'wide')</text:p>
          </table:table-cell>
          <table:table-cell table:style-name="ce2" table:formula="of:=CONCATENATE(&quot;dbWriteTable(db, value =  &quot;;[.A24];&quot;_wide, name = '&quot;;[.A24];&quot;_wide')&quot;)" office:value-type="string" office:string-value="dbWriteTable(db, value =  labsh_wide, name = 'labsh_wide')" calcext:value-type="string">
            <text:p>dbWriteTable(db, value = <text:s/>labsh_wide, name = 'labsh_wide')</text:p>
          </table:table-cell>
        </table:table-row>
        <table:table-row table:style-name="ro2">
          <table:table-cell office:value-type="string" calcext:value-type="string">
            <text:p>pl_c</text:p>
          </table:table-cell>
          <table:table-cell table:formula="of:=CONCATENATE([.A25];&quot;_res = dbSendQuery(db, 'SELECT * FROM &quot;;[.A25];&quot;_long')&quot;)" office:value-type="string" office:string-value="pl_c_res = dbSendQuery(db, 'SELECT * FROM pl_c_long')" calcext:value-type="string">
            <text:p>pl_c_res = dbSendQuery(db, 'SELECT * FROM pl_c_long')</text:p>
          </table:table-cell>
          <table:table-cell table:formula="of:=CONCATENATE([.A25];&quot;_df = data.frame(fetch(&quot;; [.A25]; &quot;_res, -1))&quot;)" office:value-type="string" office:string-value="pl_c_df = data.frame(fetch(pl_c_res, -1))" calcext:value-type="string">
            <text:p>pl_c_df = data.frame(fetch(pl_c_res, -1))</text:p>
          </table:table-cell>
          <table:table-cell table:style-name="ce2" table:formula="of:=CONCATENATE([.A25];&quot;_wide = reshape(&quot;;[.A25];&quot;_df, timevar  = 'year', idvar = 'country_code', direction = 'wide')&quot;)" office:value-type="string" office:string-value="pl_c_wide = reshape(pl_c_df, timevar  = 'year', idvar = 'country_code', direction = 'wide')" calcext:value-type="string">
            <text:p>pl_c_wide = reshape(pl_c_df, timevar <text:s/>= 'year', idvar = 'country_code', direction = 'wide')</text:p>
          </table:table-cell>
          <table:table-cell table:style-name="ce2" table:formula="of:=CONCATENATE(&quot;dbWriteTable(db, value =  &quot;;[.A25];&quot;_wide, name = '&quot;;[.A25];&quot;_wide')&quot;)" office:value-type="string" office:string-value="dbWriteTable(db, value =  pl_c_wide, name = 'pl_c_wide')" calcext:value-type="string">
            <text:p>dbWriteTable(db, value = <text:s/>pl_c_wide, name = 'pl_c_wide')</text:p>
          </table:table-cell>
        </table:table-row>
        <table:table-row table:style-name="ro2">
          <table:table-cell office:value-type="string" calcext:value-type="string">
            <text:p>pl_con</text:p>
          </table:table-cell>
          <table:table-cell table:formula="of:=CONCATENATE([.A26];&quot;_res = dbSendQuery(db, 'SELECT * FROM &quot;;[.A26];&quot;_long')&quot;)" office:value-type="string" office:string-value="pl_con_res = dbSendQuery(db, 'SELECT * FROM pl_con_long')" calcext:value-type="string">
            <text:p>pl_con_res = dbSendQuery(db, 'SELECT * FROM pl_con_long')</text:p>
          </table:table-cell>
          <table:table-cell table:formula="of:=CONCATENATE([.A26];&quot;_df = data.frame(fetch(&quot;; [.A26]; &quot;_res, -1))&quot;)" office:value-type="string" office:string-value="pl_con_df = data.frame(fetch(pl_con_res, -1))" calcext:value-type="string">
            <text:p>pl_con_df = data.frame(fetch(pl_con_res, -1))</text:p>
          </table:table-cell>
          <table:table-cell table:style-name="ce2" table:formula="of:=CONCATENATE([.A26];&quot;_wide = reshape(&quot;;[.A26];&quot;_df, timevar  = 'year', idvar = 'country_code', direction = 'wide')&quot;)" office:value-type="string" office:string-value="pl_con_wide = reshape(pl_con_df, timevar  = 'year', idvar = 'country_code', direction = 'wide')" calcext:value-type="string">
            <text:p>pl_con_wide = reshape(pl_con_df, timevar <text:s/>= 'year', idvar = 'country_code', direction = 'wide')</text:p>
          </table:table-cell>
          <table:table-cell table:style-name="ce2" table:formula="of:=CONCATENATE(&quot;dbWriteTable(db, value =  &quot;;[.A26];&quot;_wide, name = '&quot;;[.A26];&quot;_wide')&quot;)" office:value-type="string" office:string-value="dbWriteTable(db, value =  pl_con_wide, name = 'pl_con_wide')" calcext:value-type="string">
            <text:p>dbWriteTable(db, value = <text:s/>pl_con_wide, name = 'pl_con_wide')</text:p>
          </table:table-cell>
        </table:table-row>
        <table:table-row table:style-name="ro2">
          <table:table-cell office:value-type="string" calcext:value-type="string">
            <text:p>pl_da</text:p>
          </table:table-cell>
          <table:table-cell table:formula="of:=CONCATENATE([.A27];&quot;_res = dbSendQuery(db, 'SELECT * FROM &quot;;[.A27];&quot;_long')&quot;)" office:value-type="string" office:string-value="pl_da_res = dbSendQuery(db, 'SELECT * FROM pl_da_long')" calcext:value-type="string">
            <text:p>pl_da_res = dbSendQuery(db, 'SELECT * FROM pl_da_long')</text:p>
          </table:table-cell>
          <table:table-cell table:formula="of:=CONCATENATE([.A27];&quot;_df = data.frame(fetch(&quot;; [.A27]; &quot;_res, -1))&quot;)" office:value-type="string" office:string-value="pl_da_df = data.frame(fetch(pl_da_res, -1))" calcext:value-type="string">
            <text:p>pl_da_df = data.frame(fetch(pl_da_res, -1))</text:p>
          </table:table-cell>
          <table:table-cell table:style-name="ce2" table:formula="of:=CONCATENATE([.A27];&quot;_wide = reshape(&quot;;[.A27];&quot;_df, timevar  = 'year', idvar = 'country_code', direction = 'wide')&quot;)" office:value-type="string" office:string-value="pl_da_wide = reshape(pl_da_df, timevar  = 'year', idvar = 'country_code', direction = 'wide')" calcext:value-type="string">
            <text:p>pl_da_wide = reshape(pl_da_df, timevar <text:s/>= 'year', idvar = 'country_code', direction = 'wide')</text:p>
          </table:table-cell>
          <table:table-cell table:style-name="ce2" table:formula="of:=CONCATENATE(&quot;dbWriteTable(db, value =  &quot;;[.A27];&quot;_wide, name = '&quot;;[.A27];&quot;_wide')&quot;)" office:value-type="string" office:string-value="dbWriteTable(db, value =  pl_da_wide, name = 'pl_da_wide')" calcext:value-type="string">
            <text:p>dbWriteTable(db, value = <text:s/>pl_da_wide, name = 'pl_da_wide')</text:p>
          </table:table-cell>
        </table:table-row>
        <table:table-row table:style-name="ro2">
          <table:table-cell office:value-type="string" calcext:value-type="string">
            <text:p>pl_g</text:p>
          </table:table-cell>
          <table:table-cell table:formula="of:=CONCATENATE([.A28];&quot;_res = dbSendQuery(db, 'SELECT * FROM &quot;;[.A28];&quot;_long')&quot;)" office:value-type="string" office:string-value="pl_g_res = dbSendQuery(db, 'SELECT * FROM pl_g_long')" calcext:value-type="string">
            <text:p>pl_g_res = dbSendQuery(db, 'SELECT * FROM pl_g_long')</text:p>
          </table:table-cell>
          <table:table-cell table:formula="of:=CONCATENATE([.A28];&quot;_df = data.frame(fetch(&quot;; [.A28]; &quot;_res, -1))&quot;)" office:value-type="string" office:string-value="pl_g_df = data.frame(fetch(pl_g_res, -1))" calcext:value-type="string">
            <text:p>pl_g_df = data.frame(fetch(pl_g_res, -1))</text:p>
          </table:table-cell>
          <table:table-cell table:style-name="ce2" table:formula="of:=CONCATENATE([.A28];&quot;_wide = reshape(&quot;;[.A28];&quot;_df, timevar  = 'year', idvar = 'country_code', direction = 'wide')&quot;)" office:value-type="string" office:string-value="pl_g_wide = reshape(pl_g_df, timevar  = 'year', idvar = 'country_code', direction = 'wide')" calcext:value-type="string">
            <text:p>pl_g_wide = reshape(pl_g_df, timevar <text:s/>= 'year', idvar = 'country_code', direction = 'wide')</text:p>
          </table:table-cell>
          <table:table-cell table:style-name="ce2" table:formula="of:=CONCATENATE(&quot;dbWriteTable(db, value =  &quot;;[.A28];&quot;_wide, name = '&quot;;[.A28];&quot;_wide')&quot;)" office:value-type="string" office:string-value="dbWriteTable(db, value =  pl_g_wide, name = 'pl_g_wide')" calcext:value-type="string">
            <text:p>dbWriteTable(db, value = <text:s/>pl_g_wide, name = 'pl_g_wide')</text:p>
          </table:table-cell>
        </table:table-row>
        <table:table-row table:style-name="ro2">
          <table:table-cell office:value-type="string" calcext:value-type="string">
            <text:p>pl_gdpo</text:p>
          </table:table-cell>
          <table:table-cell table:formula="of:=CONCATENATE([.A29];&quot;_res = dbSendQuery(db, 'SELECT * FROM &quot;;[.A29];&quot;_long')&quot;)" office:value-type="string" office:string-value="pl_gdpo_res = dbSendQuery(db, 'SELECT * FROM pl_gdpo_long')" calcext:value-type="string">
            <text:p>pl_gdpo_res = dbSendQuery(db, 'SELECT * FROM pl_gdpo_long')</text:p>
          </table:table-cell>
          <table:table-cell table:formula="of:=CONCATENATE([.A29];&quot;_df = data.frame(fetch(&quot;; [.A29]; &quot;_res, -1))&quot;)" office:value-type="string" office:string-value="pl_gdpo_df = data.frame(fetch(pl_gdpo_res, -1))" calcext:value-type="string">
            <text:p>pl_gdpo_df = data.frame(fetch(pl_gdpo_res, -1))</text:p>
          </table:table-cell>
          <table:table-cell table:style-name="ce2" table:formula="of:=CONCATENATE([.A29];&quot;_wide = reshape(&quot;;[.A29];&quot;_df, timevar  = 'year', idvar = 'country_code', direction = 'wide')&quot;)" office:value-type="string" office:string-value="pl_gdpo_wide = reshape(pl_gdpo_df, timevar  = 'year', idvar = 'country_code', direction = 'wide')" calcext:value-type="string">
            <text:p>pl_gdpo_wide = reshape(pl_gdpo_df, timevar <text:s/>= 'year', idvar = 'country_code', direction = 'wide')</text:p>
          </table:table-cell>
          <table:table-cell table:style-name="ce2" table:formula="of:=CONCATENATE(&quot;dbWriteTable(db, value =  &quot;;[.A29];&quot;_wide, name = '&quot;;[.A29];&quot;_wide')&quot;)" office:value-type="string" office:string-value="dbWriteTable(db, value =  pl_gdpo_wide, name = 'pl_gdpo_wide')" calcext:value-type="string">
            <text:p>dbWriteTable(db, value = <text:s/>pl_gdpo_wide, name = 'pl_gdpo_wide')</text:p>
          </table:table-cell>
        </table:table-row>
        <table:table-row table:style-name="ro2">
          <table:table-cell office:value-type="string" calcext:value-type="string">
            <text:p>pl_i</text:p>
          </table:table-cell>
          <table:table-cell table:formula="of:=CONCATENATE([.A30];&quot;_res = dbSendQuery(db, 'SELECT * FROM &quot;;[.A30];&quot;_long')&quot;)" office:value-type="string" office:string-value="pl_i_res = dbSendQuery(db, 'SELECT * FROM pl_i_long')" calcext:value-type="string">
            <text:p>pl_i_res = dbSendQuery(db, 'SELECT * FROM pl_i_long')</text:p>
          </table:table-cell>
          <table:table-cell table:formula="of:=CONCATENATE([.A30];&quot;_df = data.frame(fetch(&quot;; [.A30]; &quot;_res, -1))&quot;)" office:value-type="string" office:string-value="pl_i_df = data.frame(fetch(pl_i_res, -1))" calcext:value-type="string">
            <text:p>pl_i_df = data.frame(fetch(pl_i_res, -1))</text:p>
          </table:table-cell>
          <table:table-cell table:style-name="ce2" table:formula="of:=CONCATENATE([.A30];&quot;_wide = reshape(&quot;;[.A30];&quot;_df, timevar  = 'year', idvar = 'country_code', direction = 'wide')&quot;)" office:value-type="string" office:string-value="pl_i_wide = reshape(pl_i_df, timevar  = 'year', idvar = 'country_code', direction = 'wide')" calcext:value-type="string">
            <text:p>pl_i_wide = reshape(pl_i_df, timevar <text:s/>= 'year', idvar = 'country_code', direction = 'wide')</text:p>
          </table:table-cell>
          <table:table-cell table:style-name="ce2" table:formula="of:=CONCATENATE(&quot;dbWriteTable(db, value =  &quot;;[.A30];&quot;_wide, name = '&quot;;[.A30];&quot;_wide')&quot;)" office:value-type="string" office:string-value="dbWriteTable(db, value =  pl_i_wide, name = 'pl_i_wide')" calcext:value-type="string">
            <text:p>dbWriteTable(db, value = <text:s/>pl_i_wide, name = 'pl_i_wide')</text:p>
          </table:table-cell>
        </table:table-row>
        <table:table-row table:style-name="ro2">
          <table:table-cell office:value-type="string" calcext:value-type="string">
            <text:p>pl_k</text:p>
          </table:table-cell>
          <table:table-cell table:formula="of:=CONCATENATE([.A31];&quot;_res = dbSendQuery(db, 'SELECT * FROM &quot;;[.A31];&quot;_long')&quot;)" office:value-type="string" office:string-value="pl_k_res = dbSendQuery(db, 'SELECT * FROM pl_k_long')" calcext:value-type="string">
            <text:p>pl_k_res = dbSendQuery(db, 'SELECT * FROM pl_k_long')</text:p>
          </table:table-cell>
          <table:table-cell table:formula="of:=CONCATENATE([.A31];&quot;_df = data.frame(fetch(&quot;; [.A31]; &quot;_res, -1))&quot;)" office:value-type="string" office:string-value="pl_k_df = data.frame(fetch(pl_k_res, -1))" calcext:value-type="string">
            <text:p>pl_k_df = data.frame(fetch(pl_k_res, -1))</text:p>
          </table:table-cell>
          <table:table-cell table:style-name="ce2" table:formula="of:=CONCATENATE([.A31];&quot;_wide = reshape(&quot;;[.A31];&quot;_df, timevar  = 'year', idvar = 'country_code', direction = 'wide')&quot;)" office:value-type="string" office:string-value="pl_k_wide = reshape(pl_k_df, timevar  = 'year', idvar = 'country_code', direction = 'wide')" calcext:value-type="string">
            <text:p>pl_k_wide = reshape(pl_k_df, timevar <text:s/>= 'year', idvar = 'country_code', direction = 'wide')</text:p>
          </table:table-cell>
          <table:table-cell table:style-name="ce2" table:formula="of:=CONCATENATE(&quot;dbWriteTable(db, value =  &quot;;[.A31];&quot;_wide, name = '&quot;;[.A31];&quot;_wide')&quot;)" office:value-type="string" office:string-value="dbWriteTable(db, value =  pl_k_wide, name = 'pl_k_wide')" calcext:value-type="string">
            <text:p>dbWriteTable(db, value = <text:s/>pl_k_wide, name = 'pl_k_wide')</text:p>
          </table:table-cell>
        </table:table-row>
        <table:table-row table:style-name="ro2">
          <table:table-cell office:value-type="string" calcext:value-type="string">
            <text:p>pl_m</text:p>
          </table:table-cell>
          <table:table-cell table:formula="of:=CONCATENATE([.A32];&quot;_res = dbSendQuery(db, 'SELECT * FROM &quot;;[.A32];&quot;_long')&quot;)" office:value-type="string" office:string-value="pl_m_res = dbSendQuery(db, 'SELECT * FROM pl_m_long')" calcext:value-type="string">
            <text:p>pl_m_res = dbSendQuery(db, 'SELECT * FROM pl_m_long')</text:p>
          </table:table-cell>
          <table:table-cell table:formula="of:=CONCATENATE([.A32];&quot;_df = data.frame(fetch(&quot;; [.A32]; &quot;_res, -1))&quot;)" office:value-type="string" office:string-value="pl_m_df = data.frame(fetch(pl_m_res, -1))" calcext:value-type="string">
            <text:p>pl_m_df = data.frame(fetch(pl_m_res, -1))</text:p>
          </table:table-cell>
          <table:table-cell table:style-name="ce2" table:formula="of:=CONCATENATE([.A32];&quot;_wide = reshape(&quot;;[.A32];&quot;_df, timevar  = 'year', idvar = 'country_code', direction = 'wide')&quot;)" office:value-type="string" office:string-value="pl_m_wide = reshape(pl_m_df, timevar  = 'year', idvar = 'country_code', direction = 'wide')" calcext:value-type="string">
            <text:p>pl_m_wide = reshape(pl_m_df, timevar <text:s/>= 'year', idvar = 'country_code', direction = 'wide')</text:p>
          </table:table-cell>
          <table:table-cell table:style-name="ce2" table:formula="of:=CONCATENATE(&quot;dbWriteTable(db, value =  &quot;;[.A32];&quot;_wide, name = '&quot;;[.A32];&quot;_wide')&quot;)" office:value-type="string" office:string-value="dbWriteTable(db, value =  pl_m_wide, name = 'pl_m_wide')" calcext:value-type="string">
            <text:p>dbWriteTable(db, value = <text:s/>pl_m_wide, name = 'pl_m_wide')</text:p>
          </table:table-cell>
        </table:table-row>
        <table:table-row table:style-name="ro2">
          <table:table-cell office:value-type="string" calcext:value-type="string">
            <text:p>pl_x</text:p>
          </table:table-cell>
          <table:table-cell table:formula="of:=CONCATENATE([.A33];&quot;_res = dbSendQuery(db, 'SELECT * FROM &quot;;[.A33];&quot;_long')&quot;)" office:value-type="string" office:string-value="pl_x_res = dbSendQuery(db, 'SELECT * FROM pl_x_long')" calcext:value-type="string">
            <text:p>pl_x_res = dbSendQuery(db, 'SELECT * FROM pl_x_long')</text:p>
          </table:table-cell>
          <table:table-cell table:formula="of:=CONCATENATE([.A33];&quot;_df = data.frame(fetch(&quot;; [.A33]; &quot;_res, -1))&quot;)" office:value-type="string" office:string-value="pl_x_df = data.frame(fetch(pl_x_res, -1))" calcext:value-type="string">
            <text:p>pl_x_df = data.frame(fetch(pl_x_res, -1))</text:p>
          </table:table-cell>
          <table:table-cell table:style-name="ce2" table:formula="of:=CONCATENATE([.A33];&quot;_wide = reshape(&quot;;[.A33];&quot;_df, timevar  = 'year', idvar = 'country_code', direction = 'wide')&quot;)" office:value-type="string" office:string-value="pl_x_wide = reshape(pl_x_df, timevar  = 'year', idvar = 'country_code', direction = 'wide')" calcext:value-type="string">
            <text:p>pl_x_wide = reshape(pl_x_df, timevar <text:s/>= 'year', idvar = 'country_code', direction = 'wide')</text:p>
          </table:table-cell>
          <table:table-cell table:style-name="ce2" table:formula="of:=CONCATENATE(&quot;dbWriteTable(db, value =  &quot;;[.A33];&quot;_wide, name = '&quot;;[.A33];&quot;_wide')&quot;)" office:value-type="string" office:string-value="dbWriteTable(db, value =  pl_x_wide, name = 'pl_x_wide')" calcext:value-type="string">
            <text:p>dbWriteTable(db, value = <text:s/>pl_x_wide, name = 'pl_x_wide')</text:p>
          </table:table-cell>
        </table:table-row>
        <table:table-row table:style-name="ro2">
          <table:table-cell office:value-type="string" calcext:value-type="string">
            <text:p>pop</text:p>
          </table:table-cell>
          <table:table-cell table:formula="of:=CONCATENATE([.A34];&quot;_res = dbSendQuery(db, 'SELECT * FROM &quot;;[.A34];&quot;_long')&quot;)" office:value-type="string" office:string-value="pop_res = dbSendQuery(db, 'SELECT * FROM pop_long')" calcext:value-type="string">
            <text:p>pop_res = dbSendQuery(db, 'SELECT * FROM pop_long')</text:p>
          </table:table-cell>
          <table:table-cell table:formula="of:=CONCATENATE([.A34];&quot;_df = data.frame(fetch(&quot;; [.A34]; &quot;_res, -1))&quot;)" office:value-type="string" office:string-value="pop_df = data.frame(fetch(pop_res, -1))" calcext:value-type="string">
            <text:p>pop_df = data.frame(fetch(pop_res, -1))</text:p>
          </table:table-cell>
          <table:table-cell table:style-name="ce2" table:formula="of:=CONCATENATE([.A34];&quot;_wide = reshape(&quot;;[.A34];&quot;_df, timevar  = 'year', idvar = 'country_code', direction = 'wide')&quot;)" office:value-type="string" office:string-value="pop_wide = reshape(pop_df, timevar  = 'year', idvar = 'country_code', direction = 'wide')" calcext:value-type="string">
            <text:p>pop_wide = reshape(pop_df, timevar <text:s/>= 'year', idvar = 'country_code', direction = 'wide')</text:p>
          </table:table-cell>
          <table:table-cell table:style-name="ce2" table:formula="of:=CONCATENATE(&quot;dbWriteTable(db, value =  &quot;;[.A34];&quot;_wide, name = '&quot;;[.A34];&quot;_wide')&quot;)" office:value-type="string" office:string-value="dbWriteTable(db, value =  pop_wide, name = 'pop_wide')" calcext:value-type="string">
            <text:p>dbWriteTable(db, value = <text:s/>pop_wide, name = 'pop_wide')</text:p>
          </table:table-cell>
        </table:table-row>
        <table:table-row table:style-name="ro2">
          <table:table-cell office:value-type="string" calcext:value-type="string">
            <text:p>rconna</text:p>
          </table:table-cell>
          <table:table-cell table:formula="of:=CONCATENATE([.A35];&quot;_res = dbSendQuery(db, 'SELECT * FROM &quot;;[.A35];&quot;_long')&quot;)" office:value-type="string" office:string-value="rconna_res = dbSendQuery(db, 'SELECT * FROM rconna_long')" calcext:value-type="string">
            <text:p>rconna_res = dbSendQuery(db, 'SELECT * FROM rconna_long')</text:p>
          </table:table-cell>
          <table:table-cell table:formula="of:=CONCATENATE([.A35];&quot;_df = data.frame(fetch(&quot;; [.A35]; &quot;_res, -1))&quot;)" office:value-type="string" office:string-value="rconna_df = data.frame(fetch(rconna_res, -1))" calcext:value-type="string">
            <text:p>rconna_df = data.frame(fetch(rconna_res, -1))</text:p>
          </table:table-cell>
          <table:table-cell table:style-name="ce2" table:formula="of:=CONCATENATE([.A35];&quot;_wide = reshape(&quot;;[.A35];&quot;_df, timevar  = 'year', idvar = 'country_code', direction = 'wide')&quot;)" office:value-type="string" office:string-value="rconna_wide = reshape(rconna_df, timevar  = 'year', idvar = 'country_code', direction = 'wide')" calcext:value-type="string">
            <text:p>rconna_wide = reshape(rconna_df, timevar <text:s/>= 'year', idvar = 'country_code', direction = 'wide')</text:p>
          </table:table-cell>
          <table:table-cell table:style-name="ce2" table:formula="of:=CONCATENATE(&quot;dbWriteTable(db, value =  &quot;;[.A35];&quot;_wide, name = '&quot;;[.A35];&quot;_wide')&quot;)" office:value-type="string" office:string-value="dbWriteTable(db, value =  rconna_wide, name = 'rconna_wide')" calcext:value-type="string">
            <text:p>dbWriteTable(db, value = <text:s/>rconna_wide, name = 'rconna_wide')</text:p>
          </table:table-cell>
        </table:table-row>
        <table:table-row table:style-name="ro2">
          <table:table-cell office:value-type="string" calcext:value-type="string">
            <text:p>rdana</text:p>
          </table:table-cell>
          <table:table-cell table:formula="of:=CONCATENATE([.A36];&quot;_res = dbSendQuery(db, 'SELECT * FROM &quot;;[.A36];&quot;_long')&quot;)" office:value-type="string" office:string-value="rdana_res = dbSendQuery(db, 'SELECT * FROM rdana_long')" calcext:value-type="string">
            <text:p>rdana_res = dbSendQuery(db, 'SELECT * FROM rdana_long')</text:p>
          </table:table-cell>
          <table:table-cell table:formula="of:=CONCATENATE([.A36];&quot;_df = data.frame(fetch(&quot;; [.A36]; &quot;_res, -1))&quot;)" office:value-type="string" office:string-value="rdana_df = data.frame(fetch(rdana_res, -1))" calcext:value-type="string">
            <text:p>rdana_df = data.frame(fetch(rdana_res, -1))</text:p>
          </table:table-cell>
          <table:table-cell table:style-name="ce2" table:formula="of:=CONCATENATE([.A36];&quot;_wide = reshape(&quot;;[.A36];&quot;_df, timevar  = 'year', idvar = 'country_code', direction = 'wide')&quot;)" office:value-type="string" office:string-value="rdana_wide = reshape(rdana_df, timevar  = 'year', idvar = 'country_code', direction = 'wide')" calcext:value-type="string">
            <text:p>rdana_wide = reshape(rdana_df, timevar <text:s/>= 'year', idvar = 'country_code', direction = 'wide')</text:p>
          </table:table-cell>
          <table:table-cell table:style-name="ce2" table:formula="of:=CONCATENATE(&quot;dbWriteTable(db, value =  &quot;;[.A36];&quot;_wide, name = '&quot;;[.A36];&quot;_wide')&quot;)" office:value-type="string" office:string-value="dbWriteTable(db, value =  rdana_wide, name = 'rdana_wide')" calcext:value-type="string">
            <text:p>dbWriteTable(db, value = <text:s/>rdana_wide, name = 'rdana_wide')</text:p>
          </table:table-cell>
        </table:table-row>
        <table:table-row table:style-name="ro2">
          <table:table-cell office:value-type="string" calcext:value-type="string">
            <text:p>rgdpe</text:p>
          </table:table-cell>
          <table:table-cell table:formula="of:=CONCATENATE([.A37];&quot;_res = dbSendQuery(db, 'SELECT * FROM &quot;;[.A37];&quot;_long')&quot;)" office:value-type="string" office:string-value="rgdpe_res = dbSendQuery(db, 'SELECT * FROM rgdpe_long')" calcext:value-type="string">
            <text:p>rgdpe_res = dbSendQuery(db, 'SELECT * FROM rgdpe_long')</text:p>
          </table:table-cell>
          <table:table-cell table:formula="of:=CONCATENATE([.A37];&quot;_df = data.frame(fetch(&quot;; [.A37]; &quot;_res, -1))&quot;)" office:value-type="string" office:string-value="rgdpe_df = data.frame(fetch(rgdpe_res, -1))" calcext:value-type="string">
            <text:p>rgdpe_df = data.frame(fetch(rgdpe_res, -1))</text:p>
          </table:table-cell>
          <table:table-cell table:style-name="ce2" table:formula="of:=CONCATENATE([.A37];&quot;_wide = reshape(&quot;;[.A37];&quot;_df, timevar  = 'year', idvar = 'country_code', direction = 'wide')&quot;)" office:value-type="string" office:string-value="rgdpe_wide = reshape(rgdpe_df, timevar  = 'year', idvar = 'country_code', direction = 'wide')" calcext:value-type="string">
            <text:p>rgdpe_wide = reshape(rgdpe_df, timevar <text:s/>= 'year', idvar = 'country_code', direction = 'wide')</text:p>
          </table:table-cell>
          <table:table-cell table:style-name="ce2" table:formula="of:=CONCATENATE(&quot;dbWriteTable(db, value =  &quot;;[.A37];&quot;_wide, name = '&quot;;[.A37];&quot;_wide')&quot;)" office:value-type="string" office:string-value="dbWriteTable(db, value =  rgdpe_wide, name = 'rgdpe_wide')" calcext:value-type="string">
            <text:p>dbWriteTable(db, value = <text:s/>rgdpe_wide, name = 'rgdpe_wide')</text:p>
          </table:table-cell>
        </table:table-row>
        <table:table-row table:style-name="ro2">
          <table:table-cell office:value-type="string" calcext:value-type="string">
            <text:p>rgdpna</text:p>
          </table:table-cell>
          <table:table-cell table:formula="of:=CONCATENATE([.A38];&quot;_res = dbSendQuery(db, 'SELECT * FROM &quot;;[.A38];&quot;_long')&quot;)" office:value-type="string" office:string-value="rgdpna_res = dbSendQuery(db, 'SELECT * FROM rgdpna_long')" calcext:value-type="string">
            <text:p>rgdpna_res = dbSendQuery(db, 'SELECT * FROM rgdpna_long')</text:p>
          </table:table-cell>
          <table:table-cell table:formula="of:=CONCATENATE([.A38];&quot;_df = data.frame(fetch(&quot;; [.A38]; &quot;_res, -1))&quot;)" office:value-type="string" office:string-value="rgdpna_df = data.frame(fetch(rgdpna_res, -1))" calcext:value-type="string">
            <text:p>rgdpna_df = data.frame(fetch(rgdpna_res, -1))</text:p>
          </table:table-cell>
          <table:table-cell table:style-name="ce2" table:formula="of:=CONCATENATE([.A38];&quot;_wide = reshape(&quot;;[.A38];&quot;_df, timevar  = 'year', idvar = 'country_code', direction = 'wide')&quot;)" office:value-type="string" office:string-value="rgdpna_wide = reshape(rgdpna_df, timevar  = 'year', idvar = 'country_code', direction = 'wide')" calcext:value-type="string">
            <text:p>rgdpna_wide = reshape(rgdpna_df, timevar <text:s/>= 'year', idvar = 'country_code', direction = 'wide')</text:p>
          </table:table-cell>
          <table:table-cell table:style-name="ce2" table:formula="of:=CONCATENATE(&quot;dbWriteTable(db, value =  &quot;;[.A38];&quot;_wide, name = '&quot;;[.A38];&quot;_wide')&quot;)" office:value-type="string" office:string-value="dbWriteTable(db, value =  rgdpna_wide, name = 'rgdpna_wide')" calcext:value-type="string">
            <text:p>dbWriteTable(db, value = <text:s/>rgdpna_wide, name = 'rgdpna_wide')</text:p>
          </table:table-cell>
        </table:table-row>
        <table:table-row table:style-name="ro2">
          <table:table-cell office:value-type="string" calcext:value-type="string">
            <text:p>rgdpo</text:p>
          </table:table-cell>
          <table:table-cell table:formula="of:=CONCATENATE([.A39];&quot;_res = dbSendQuery(db, 'SELECT * FROM &quot;;[.A39];&quot;_long')&quot;)" office:value-type="string" office:string-value="rgdpo_res = dbSendQuery(db, 'SELECT * FROM rgdpo_long')" calcext:value-type="string">
            <text:p>rgdpo_res = dbSendQuery(db, 'SELECT * FROM rgdpo_long')</text:p>
          </table:table-cell>
          <table:table-cell table:formula="of:=CONCATENATE([.A39];&quot;_df = data.frame(fetch(&quot;; [.A39]; &quot;_res, -1))&quot;)" office:value-type="string" office:string-value="rgdpo_df = data.frame(fetch(rgdpo_res, -1))" calcext:value-type="string">
            <text:p>rgdpo_df = data.frame(fetch(rgdpo_res, -1))</text:p>
          </table:table-cell>
          <table:table-cell table:style-name="ce2" table:formula="of:=CONCATENATE([.A39];&quot;_wide = reshape(&quot;;[.A39];&quot;_df, timevar  = 'year', idvar = 'country_code', direction = 'wide')&quot;)" office:value-type="string" office:string-value="rgdpo_wide = reshape(rgdpo_df, timevar  = 'year', idvar = 'country_code', direction = 'wide')" calcext:value-type="string">
            <text:p>rgdpo_wide = reshape(rgdpo_df, timevar <text:s/>= 'year', idvar = 'country_code', direction = 'wide')</text:p>
          </table:table-cell>
          <table:table-cell table:style-name="ce2" table:formula="of:=CONCATENATE(&quot;dbWriteTable(db, value =  &quot;;[.A39];&quot;_wide, name = '&quot;;[.A39];&quot;_wide')&quot;)" office:value-type="string" office:string-value="dbWriteTable(db, value =  rgdpo_wide, name = 'rgdpo_wide')" calcext:value-type="string">
            <text:p>dbWriteTable(db, value = <text:s/>rgdpo_wide, name = 'rgdpo_wide')</text:p>
          </table:table-cell>
        </table:table-row>
        <table:table-row table:style-name="ro2">
          <table:table-cell office:value-type="string" calcext:value-type="string">
            <text:p>rkna</text:p>
          </table:table-cell>
          <table:table-cell table:formula="of:=CONCATENATE([.A40];&quot;_res = dbSendQuery(db, 'SELECT * FROM &quot;;[.A40];&quot;_long')&quot;)" office:value-type="string" office:string-value="rkna_res = dbSendQuery(db, 'SELECT * FROM rkna_long')" calcext:value-type="string">
            <text:p>rkna_res = dbSendQuery(db, 'SELECT * FROM rkna_long')</text:p>
          </table:table-cell>
          <table:table-cell table:formula="of:=CONCATENATE([.A40];&quot;_df = data.frame(fetch(&quot;; [.A40]; &quot;_res, -1))&quot;)" office:value-type="string" office:string-value="rkna_df = data.frame(fetch(rkna_res, -1))" calcext:value-type="string">
            <text:p>rkna_df = data.frame(fetch(rkna_res, -1))</text:p>
          </table:table-cell>
          <table:table-cell table:style-name="ce2" table:formula="of:=CONCATENATE([.A40];&quot;_wide = reshape(&quot;;[.A40];&quot;_df, timevar  = 'year', idvar = 'country_code', direction = 'wide')&quot;)" office:value-type="string" office:string-value="rkna_wide = reshape(rkna_df, timevar  = 'year', idvar = 'country_code', direction = 'wide')" calcext:value-type="string">
            <text:p>rkna_wide = reshape(rkna_df, timevar <text:s/>= 'year', idvar = 'country_code', direction = 'wide')</text:p>
          </table:table-cell>
          <table:table-cell table:style-name="ce2" table:formula="of:=CONCATENATE(&quot;dbWriteTable(db, value =  &quot;;[.A40];&quot;_wide, name = '&quot;;[.A40];&quot;_wide')&quot;)" office:value-type="string" office:string-value="dbWriteTable(db, value =  rkna_wide, name = 'rkna_wide')" calcext:value-type="string">
            <text:p>dbWriteTable(db, value = <text:s/>rkna_wide, name = 'rkna_wide')</text:p>
          </table:table-cell>
        </table:table-row>
        <table:table-row table:style-name="ro2">
          <table:table-cell office:value-type="string" calcext:value-type="string">
            <text:p>rtfpna</text:p>
          </table:table-cell>
          <table:table-cell table:formula="of:=CONCATENATE([.A41];&quot;_res = dbSendQuery(db, 'SELECT * FROM &quot;;[.A41];&quot;_long')&quot;)" office:value-type="string" office:string-value="rtfpna_res = dbSendQuery(db, 'SELECT * FROM rtfpna_long')" calcext:value-type="string">
            <text:p>rtfpna_res = dbSendQuery(db, 'SELECT * FROM rtfpna_long')</text:p>
          </table:table-cell>
          <table:table-cell table:formula="of:=CONCATENATE([.A41];&quot;_df = data.frame(fetch(&quot;; [.A41]; &quot;_res, -1))&quot;)" office:value-type="string" office:string-value="rtfpna_df = data.frame(fetch(rtfpna_res, -1))" calcext:value-type="string">
            <text:p>rtfpna_df = data.frame(fetch(rtfpna_res, -1))</text:p>
          </table:table-cell>
          <table:table-cell table:style-name="ce2" table:formula="of:=CONCATENATE([.A41];&quot;_wide = reshape(&quot;;[.A41];&quot;_df, timevar  = 'year', idvar = 'country_code', direction = 'wide')&quot;)" office:value-type="string" office:string-value="rtfpna_wide = reshape(rtfpna_df, timevar  = 'year', idvar = 'country_code', direction = 'wide')" calcext:value-type="string">
            <text:p>rtfpna_wide = reshape(rtfpna_df, timevar <text:s/>= 'year', idvar = 'country_code', direction = 'wide')</text:p>
          </table:table-cell>
          <table:table-cell table:style-name="ce2" table:formula="of:=CONCATENATE(&quot;dbWriteTable(db, value =  &quot;;[.A41];&quot;_wide, name = '&quot;;[.A41];&quot;_wide')&quot;)" office:value-type="string" office:string-value="dbWriteTable(db, value =  rtfpna_wide, name = 'rtfpna_wide')" calcext:value-type="string">
            <text:p>dbWriteTable(db, value = <text:s/>rtfpna_wide, name = 'rtfpna_wide')</text:p>
          </table:table-cell>
        </table:table-row>
        <table:table-row table:style-name="ro2">
          <table:table-cell office:value-type="string" calcext:value-type="string">
            <text:p>rwtfpna</text:p>
          </table:table-cell>
          <table:table-cell table:formula="of:=CONCATENATE([.A42];&quot;_res = dbSendQuery(db, 'SELECT * FROM &quot;;[.A42];&quot;_long')&quot;)" office:value-type="string" office:string-value="rwtfpna_res = dbSendQuery(db, 'SELECT * FROM rwtfpna_long')" calcext:value-type="string">
            <text:p>rwtfpna_res = dbSendQuery(db, 'SELECT * FROM rwtfpna_long')</text:p>
          </table:table-cell>
          <table:table-cell table:formula="of:=CONCATENATE([.A42];&quot;_df = data.frame(fetch(&quot;; [.A42]; &quot;_res, -1))&quot;)" office:value-type="string" office:string-value="rwtfpna_df = data.frame(fetch(rwtfpna_res, -1))" calcext:value-type="string">
            <text:p>rwtfpna_df = data.frame(fetch(rwtfpna_res, -1))</text:p>
          </table:table-cell>
          <table:table-cell table:style-name="ce2" table:formula="of:=CONCATENATE([.A42];&quot;_wide = reshape(&quot;;[.A42];&quot;_df, timevar  = 'year', idvar = 'country_code', direction = 'wide')&quot;)" office:value-type="string" office:string-value="rwtfpna_wide = reshape(rwtfpna_df, timevar  = 'year', idvar = 'country_code', direction = 'wide')" calcext:value-type="string">
            <text:p>rwtfpna_wide = reshape(rwtfpna_df, timevar <text:s/>= 'year', idvar = 'country_code', direction = 'wide')</text:p>
          </table:table-cell>
          <table:table-cell table:style-name="ce2" table:formula="of:=CONCATENATE(&quot;dbWriteTable(db, value =  &quot;;[.A42];&quot;_wide, name = '&quot;;[.A42];&quot;_wide')&quot;)" office:value-type="string" office:string-value="dbWriteTable(db, value =  rwtfpna_wide, name = 'rwtfpna_wide')" calcext:value-type="string">
            <text:p>dbWriteTable(db, value = <text:s/>rwtfpna_wide, name = 'rwtfpna_wide')</text:p>
          </table:table-cell>
        </table:table-row>
        <table:table-row table:style-name="ro2">
          <table:table-cell office:value-type="string" calcext:value-type="string">
            <text:p>statcap</text:p>
          </table:table-cell>
          <table:table-cell table:formula="of:=CONCATENATE([.A43];&quot;_res = dbSendQuery(db, 'SELECT * FROM &quot;;[.A43];&quot;_long')&quot;)" office:value-type="string" office:string-value="statcap_res = dbSendQuery(db, 'SELECT * FROM statcap_long')" calcext:value-type="string">
            <text:p>statcap_res = dbSendQuery(db, 'SELECT * FROM statcap_long')</text:p>
          </table:table-cell>
          <table:table-cell table:formula="of:=CONCATENATE([.A43];&quot;_df = data.frame(fetch(&quot;; [.A43]; &quot;_res, -1))&quot;)" office:value-type="string" office:string-value="statcap_df = data.frame(fetch(statcap_res, -1))" calcext:value-type="string">
            <text:p>statcap_df = data.frame(fetch(statcap_res, -1))</text:p>
          </table:table-cell>
          <table:table-cell table:style-name="ce2" table:formula="of:=CONCATENATE([.A43];&quot;_wide = reshape(&quot;;[.A43];&quot;_df, timevar  = 'year', idvar = 'country_code', direction = 'wide')&quot;)" office:value-type="string" office:string-value="statcap_wide = reshape(statcap_df, timevar  = 'year', idvar = 'country_code', direction = 'wide')" calcext:value-type="string">
            <text:p>statcap_wide = reshape(statcap_df, timevar <text:s/>= 'year', idvar = 'country_code', direction = 'wide')</text:p>
          </table:table-cell>
          <table:table-cell table:style-name="ce2" table:formula="of:=CONCATENATE(&quot;dbWriteTable(db, value =  &quot;;[.A43];&quot;_wide, name = '&quot;;[.A43];&quot;_wide')&quot;)" office:value-type="string" office:string-value="dbWriteTable(db, value =  statcap_wide, name = 'statcap_wide')" calcext:value-type="string">
            <text:p>dbWriteTable(db, value = <text:s/>statcap_wide, name = 'statcap_wide')</text:p>
          </table:table-cell>
        </table:table-row>
        <table:table-row table:style-name="ro2">
          <table:table-cell office:value-type="string" calcext:value-type="string">
            <text:p>xr</text:p>
          </table:table-cell>
          <table:table-cell table:formula="of:=CONCATENATE([.A44];&quot;_res = dbSendQuery(db, 'SELECT * FROM &quot;;[.A44];&quot;_long')&quot;)" office:value-type="string" office:string-value="xr_res = dbSendQuery(db, 'SELECT * FROM xr_long')" calcext:value-type="string">
            <text:p>xr_res = dbSendQuery(db, 'SELECT * FROM xr_long')</text:p>
          </table:table-cell>
          <table:table-cell table:formula="of:=CONCATENATE([.A44];&quot;_df = data.frame(fetch(&quot;; [.A44]; &quot;_res, -1))&quot;)" office:value-type="string" office:string-value="xr_df = data.frame(fetch(xr_res, -1))" calcext:value-type="string">
            <text:p>xr_df = data.frame(fetch(xr_res, -1))</text:p>
          </table:table-cell>
          <table:table-cell table:style-name="ce2" table:formula="of:=CONCATENATE([.A44];&quot;_wide = reshape(&quot;;[.A44];&quot;_df, timevar  = 'year', idvar = 'country_code', direction = 'wide')&quot;)" office:value-type="string" office:string-value="xr_wide = reshape(xr_df, timevar  = 'year', idvar = 'country_code', direction = 'wide')" calcext:value-type="string">
            <text:p>xr_wide = reshape(xr_df, timevar <text:s/>= 'year', idvar = 'country_code', direction = 'wide')</text:p>
          </table:table-cell>
          <table:table-cell table:style-name="ce2" table:formula="of:=CONCATENATE(&quot;dbWriteTable(db, value =  &quot;;[.A44];&quot;_wide, name = '&quot;;[.A44];&quot;_wide')&quot;)" office:value-type="string" office:string-value="dbWriteTable(db, value =  xr_wide, name = 'xr_wide')" calcext:value-type="string">
            <text:p>dbWriteTable(db, value = <text:s/>xr_wide, name = 'xr_wide')</text:p>
          </table:table-cell>
        </table:table-row>
        <table:table-row table:style-name="ro1" table:number-rows-repeated="104853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6" table:default-cell-style-name="ce2"/>
        <table:table-column table:style-name="co1" table:number-columns-repeated="1023" table:default-cell-style-name="ce2"/>
        <table:table-row table:style-name="ro1">
          <table:table-cell table:style-name="Default" office:value-type="string" calcext:value-type="string">
            <text:p>avh</text:p>
          </table:table-cell>
          <table:table-cell table:style-name="Default" office:value-type="string" calcext:value-type="string">
            <text:p>ccon</text:p>
          </table:table-cell>
          <table:table-cell table:style-name="Default" office:value-type="string" calcext:value-type="string">
            <text:p>cda</text:p>
          </table:table-cell>
          <table:table-cell table:style-name="Default" office:value-type="string" calcext:value-type="string">
            <text:p>cgdpe</text:p>
          </table:table-cell>
          <table:table-cell table:style-name="Default" office:value-type="string" calcext:value-type="string">
            <text:p>cgdpo</text:p>
          </table:table-cell>
          <table:table-cell table:style-name="Default" office:value-type="string" calcext:value-type="string">
            <text:p>ck</text:p>
          </table:table-cell>
          <table:table-cell table:style-name="Default" office:value-type="string" calcext:value-type="string">
            <text:p>cor_exp</text:p>
          </table:table-cell>
          <table:table-cell table:style-name="Default" office:value-type="string" calcext:value-type="string">
            <text:p>csh_c</text:p>
          </table:table-cell>
          <table:table-cell table:style-name="Default" office:value-type="string" calcext:value-type="string">
            <text:p>csh_g</text:p>
          </table:table-cell>
          <table:table-cell table:style-name="Default" office:value-type="string" calcext:value-type="string">
            <text:p>csh_i</text:p>
          </table:table-cell>
          <table:table-cell table:style-name="Default" office:value-type="string" calcext:value-type="string">
            <text:p>csh_m</text:p>
          </table:table-cell>
          <table:table-cell table:style-name="Default" office:value-type="string" calcext:value-type="string">
            <text:p>csh_r</text:p>
          </table:table-cell>
          <table:table-cell table:style-name="Default" office:value-type="string" calcext:value-type="string">
            <text:p>csh_x</text:p>
          </table:table-cell>
          <table:table-cell table:style-name="Default" office:value-type="string" calcext:value-type="string">
            <text:p>ctfp</text:p>
          </table:table-cell>
          <table:table-cell table:style-name="Default" office:value-type="string" calcext:value-type="string">
            <text:p>cwtfp</text:p>
          </table:table-cell>
          <table:table-cell table:style-name="Default" office:value-type="string" calcext:value-type="string">
            <text:p>delta</text:p>
          </table:table-cell>
          <table:table-cell table:style-name="Default" office:value-type="string" calcext:value-type="string">
            <text:p>emp</text:p>
          </table:table-cell>
          <table:table-cell table:style-name="Default" office:value-type="string" calcext:value-type="string">
            <text:p>hc</text:p>
          </table:table-cell>
          <table:table-cell table:style-name="Default" office:value-type="string" calcext:value-type="string">
            <text:p>i_cig</text:p>
          </table:table-cell>
          <table:table-cell table:style-name="Default" office:value-type="string" calcext:value-type="string">
            <text:p>i_outlier</text:p>
          </table:table-cell>
          <table:table-cell table:style-name="Default" office:value-type="string" calcext:value-type="string">
            <text:p>i_xm</text:p>
          </table:table-cell>
          <table:table-cell table:style-name="Default" office:value-type="string" calcext:value-type="string">
            <text:p>i_xr</text:p>
          </table:table-cell>
          <table:table-cell table:style-name="Default" office:value-type="string" calcext:value-type="string">
            <text:p>labsh</text:p>
          </table:table-cell>
          <table:table-cell table:style-name="Default" office:value-type="string" calcext:value-type="string">
            <text:p>pl_c</text:p>
          </table:table-cell>
          <table:table-cell table:style-name="Default" office:value-type="string" calcext:value-type="string">
            <text:p>pl_con</text:p>
          </table:table-cell>
          <table:table-cell table:style-name="Default" office:value-type="string" calcext:value-type="string">
            <text:p>pl_da</text:p>
          </table:table-cell>
          <table:table-cell table:style-name="Default" office:value-type="string" calcext:value-type="string">
            <text:p>pl_g</text:p>
          </table:table-cell>
          <table:table-cell table:style-name="Default" office:value-type="string" calcext:value-type="string">
            <text:p>pl_gdpo</text:p>
          </table:table-cell>
          <table:table-cell table:style-name="Default" office:value-type="string" calcext:value-type="string">
            <text:p>pl_i</text:p>
          </table:table-cell>
          <table:table-cell table:style-name="Default" office:value-type="string" calcext:value-type="string">
            <text:p>pl_k</text:p>
          </table:table-cell>
          <table:table-cell table:style-name="Default" office:value-type="string" calcext:value-type="string">
            <text:p>pl_m</text:p>
          </table:table-cell>
          <table:table-cell table:style-name="Default" office:value-type="string" calcext:value-type="string">
            <text:p>pl_x</text:p>
          </table:table-cell>
          <table:table-cell table:style-name="Default" office:value-type="string" calcext:value-type="string">
            <text:p>pop</text:p>
          </table:table-cell>
          <table:table-cell table:style-name="Default" office:value-type="string" calcext:value-type="string">
            <text:p>rconna</text:p>
          </table:table-cell>
          <table:table-cell table:style-name="Default" office:value-type="string" calcext:value-type="string">
            <text:p>rdana</text:p>
          </table:table-cell>
          <table:table-cell table:style-name="Default" office:value-type="string" calcext:value-type="string">
            <text:p>rgdpe</text:p>
          </table:table-cell>
          <table:table-cell table:style-name="Default" office:value-type="string" calcext:value-type="string">
            <text:p>rgdpna</text:p>
          </table:table-cell>
          <table:table-cell table:style-name="Default" office:value-type="string" calcext:value-type="string">
            <text:p>rgdpo</text:p>
          </table:table-cell>
          <table:table-cell table:style-name="Default" office:value-type="string" calcext:value-type="string">
            <text:p>rkna</text:p>
          </table:table-cell>
          <table:table-cell table:style-name="Default" office:value-type="string" calcext:value-type="string">
            <text:p>rtfpna</text:p>
          </table:table-cell>
          <table:table-cell table:style-name="Default" office:value-type="string" calcext:value-type="string">
            <text:p>rwtfpna</text:p>
          </table:table-cell>
          <table:table-cell table:style-name="Default" office:value-type="string" calcext:value-type="string">
            <text:p>statcap</text:p>
          </table:table-cell>
          <table:table-cell table:style-name="Default" office:value-type="string" calcext:value-type="string">
            <text:p>xr</text:p>
          </table:table-cell>
          <table:table-cell table:style-name="Default" table:number-columns-repeated="981"/>
        </table:table-row>
        <table:table-row table:style-name="ro3">
          <table:table-cell table:formula="of:=CONCATENATE([.A1];&quot;_res = dbSendQuery(db, 'SELECT * FROM &quot;;[.A1];&quot;_long')&quot;)" office:value-type="string" office:string-value="avh_res = dbSendQuery(db, 'SELECT * FROM avh_long')" calcext:value-type="string">
            <text:p>avh_res = dbSendQuery(db, 'SELECT * FROM avh_long')</text:p>
          </table:table-cell>
          <table:table-cell table:formula="of:=CONCATENATE([.B1];&quot;_res = dbSendQuery(db, 'SELECT * FROM &quot;;[.B1];&quot;_long')&quot;)" office:value-type="string" office:string-value="ccon_res = dbSendQuery(db, 'SELECT * FROM ccon_long')" calcext:value-type="string">
            <text:p>ccon_res = dbSendQuery(db, 'SELECT * FROM ccon_long')</text:p>
          </table:table-cell>
          <table:table-cell table:formula="of:=CONCATENATE([.C1];&quot;_res = dbSendQuery(db, 'SELECT * FROM &quot;;[.C1];&quot;_long')&quot;)" office:value-type="string" office:string-value="cda_res = dbSendQuery(db, 'SELECT * FROM cda_long')" calcext:value-type="string">
            <text:p>cda_res = dbSendQuery(db, 'SELECT * FROM cda_long')</text:p>
          </table:table-cell>
          <table:table-cell table:formula="of:=CONCATENATE([.D1];&quot;_res = dbSendQuery(db, 'SELECT * FROM &quot;;[.D1];&quot;_long')&quot;)" office:value-type="string" office:string-value="cgdpe_res = dbSendQuery(db, 'SELECT * FROM cgdpe_long')" calcext:value-type="string">
            <text:p>cgdpe_res = dbSendQuery(db, 'SELECT * FROM cgdpe_long')</text:p>
          </table:table-cell>
          <table:table-cell table:formula="of:=CONCATENATE([.E1];&quot;_res = dbSendQuery(db, 'SELECT * FROM &quot;;[.E1];&quot;_long')&quot;)" office:value-type="string" office:string-value="cgdpo_res = dbSendQuery(db, 'SELECT * FROM cgdpo_long')" calcext:value-type="string">
            <text:p>cgdpo_res = dbSendQuery(db, 'SELECT * FROM cgdpo_long')</text:p>
          </table:table-cell>
          <table:table-cell table:formula="of:=CONCATENATE([.F1];&quot;_res = dbSendQuery(db, 'SELECT * FROM &quot;;[.F1];&quot;_long')&quot;)" office:value-type="string" office:string-value="ck_res = dbSendQuery(db, 'SELECT * FROM ck_long')" calcext:value-type="string">
            <text:p>ck_res = dbSendQuery(db, 'SELECT * FROM ck_long')</text:p>
          </table:table-cell>
          <table:table-cell table:formula="of:=CONCATENATE([.G1];&quot;_res = dbSendQuery(db, 'SELECT * FROM &quot;;[.G1];&quot;_long')&quot;)" office:value-type="string" office:string-value="cor_exp_res = dbSendQuery(db, 'SELECT * FROM cor_exp_long')" calcext:value-type="string">
            <text:p>cor_exp_res = dbSendQuery(db, 'SELECT * FROM cor_exp_long')</text:p>
          </table:table-cell>
          <table:table-cell table:formula="of:=CONCATENATE([.H1];&quot;_res = dbSendQuery(db, 'SELECT * FROM &quot;;[.H1];&quot;_long')&quot;)" office:value-type="string" office:string-value="csh_c_res = dbSendQuery(db, 'SELECT * FROM csh_c_long')" calcext:value-type="string">
            <text:p>csh_c_res = dbSendQuery(db, 'SELECT * FROM csh_c_long')</text:p>
          </table:table-cell>
          <table:table-cell table:formula="of:=CONCATENATE([.I1];&quot;_res = dbSendQuery(db, 'SELECT * FROM &quot;;[.I1];&quot;_long')&quot;)" office:value-type="string" office:string-value="csh_g_res = dbSendQuery(db, 'SELECT * FROM csh_g_long')" calcext:value-type="string">
            <text:p>csh_g_res = dbSendQuery(db, 'SELECT * FROM csh_g_long')</text:p>
          </table:table-cell>
          <table:table-cell table:formula="of:=CONCATENATE([.J1];&quot;_res = dbSendQuery(db, 'SELECT * FROM &quot;;[.J1];&quot;_long')&quot;)" office:value-type="string" office:string-value="csh_i_res = dbSendQuery(db, 'SELECT * FROM csh_i_long')" calcext:value-type="string">
            <text:p>csh_i_res = dbSendQuery(db, 'SELECT * FROM csh_i_long')</text:p>
          </table:table-cell>
          <table:table-cell table:formula="of:=CONCATENATE([.K1];&quot;_res = dbSendQuery(db, 'SELECT * FROM &quot;;[.K1];&quot;_long')&quot;)" office:value-type="string" office:string-value="csh_m_res = dbSendQuery(db, 'SELECT * FROM csh_m_long')" calcext:value-type="string">
            <text:p>csh_m_res = dbSendQuery(db, 'SELECT * FROM csh_m_long')</text:p>
          </table:table-cell>
          <table:table-cell table:formula="of:=CONCATENATE([.L1];&quot;_res = dbSendQuery(db, 'SELECT * FROM &quot;;[.L1];&quot;_long')&quot;)" office:value-type="string" office:string-value="csh_r_res = dbSendQuery(db, 'SELECT * FROM csh_r_long')" calcext:value-type="string">
            <text:p>csh_r_res = dbSendQuery(db, 'SELECT * FROM csh_r_long')</text:p>
          </table:table-cell>
          <table:table-cell table:formula="of:=CONCATENATE([.M1];&quot;_res = dbSendQuery(db, 'SELECT * FROM &quot;;[.M1];&quot;_long')&quot;)" office:value-type="string" office:string-value="csh_x_res = dbSendQuery(db, 'SELECT * FROM csh_x_long')" calcext:value-type="string">
            <text:p>csh_x_res = dbSendQuery(db, 'SELECT * FROM csh_x_long')</text:p>
          </table:table-cell>
          <table:table-cell table:formula="of:=CONCATENATE([.N1];&quot;_res = dbSendQuery(db, 'SELECT * FROM &quot;;[.N1];&quot;_long')&quot;)" office:value-type="string" office:string-value="ctfp_res = dbSendQuery(db, 'SELECT * FROM ctfp_long')" calcext:value-type="string">
            <text:p>ctfp_res = dbSendQuery(db, 'SELECT * FROM ctfp_long')</text:p>
          </table:table-cell>
          <table:table-cell table:formula="of:=CONCATENATE([.O1];&quot;_res = dbSendQuery(db, 'SELECT * FROM &quot;;[.O1];&quot;_long')&quot;)" office:value-type="string" office:string-value="cwtfp_res = dbSendQuery(db, 'SELECT * FROM cwtfp_long')" calcext:value-type="string">
            <text:p>cwtfp_res = dbSendQuery(db, 'SELECT * FROM cwtfp_long')</text:p>
          </table:table-cell>
          <table:table-cell table:formula="of:=CONCATENATE([.P1];&quot;_res = dbSendQuery(db, 'SELECT * FROM &quot;;[.P1];&quot;_long')&quot;)" office:value-type="string" office:string-value="delta_res = dbSendQuery(db, 'SELECT * FROM delta_long')" calcext:value-type="string">
            <text:p>delta_res = dbSendQuery(db, 'SELECT * FROM delta_long')</text:p>
          </table:table-cell>
          <table:table-cell table:formula="of:=CONCATENATE([.Q1];&quot;_res = dbSendQuery(db, 'SELECT * FROM &quot;;[.Q1];&quot;_long')&quot;)" office:value-type="string" office:string-value="emp_res = dbSendQuery(db, 'SELECT * FROM emp_long')" calcext:value-type="string">
            <text:p>emp_res = dbSendQuery(db, 'SELECT * FROM emp_long')</text:p>
          </table:table-cell>
          <table:table-cell table:formula="of:=CONCATENATE([.R1];&quot;_res = dbSendQuery(db, 'SELECT * FROM &quot;;[.R1];&quot;_long')&quot;)" office:value-type="string" office:string-value="hc_res = dbSendQuery(db, 'SELECT * FROM hc_long')" calcext:value-type="string">
            <text:p>hc_res = dbSendQuery(db, 'SELECT * FROM hc_long')</text:p>
          </table:table-cell>
          <table:table-cell table:formula="of:=CONCATENATE([.S1];&quot;_res = dbSendQuery(db, 'SELECT * FROM &quot;;[.S1];&quot;_long')&quot;)" office:value-type="string" office:string-value="i_cig_res = dbSendQuery(db, 'SELECT * FROM i_cig_long')" calcext:value-type="string">
            <text:p>i_cig_res = dbSendQuery(db, 'SELECT * FROM i_cig_long')</text:p>
          </table:table-cell>
          <table:table-cell table:formula="of:=CONCATENATE([.T1];&quot;_res = dbSendQuery(db, 'SELECT * FROM &quot;;[.T1];&quot;_long')&quot;)" office:value-type="string" office:string-value="i_outlier_res = dbSendQuery(db, 'SELECT * FROM i_outlier_long')" calcext:value-type="string">
            <text:p>i_outlier_res = dbSendQuery(db, 'SELECT * FROM i_outlier_long')</text:p>
          </table:table-cell>
          <table:table-cell table:formula="of:=CONCATENATE([.U1];&quot;_res = dbSendQuery(db, 'SELECT * FROM &quot;;[.U1];&quot;_long')&quot;)" office:value-type="string" office:string-value="i_xm_res = dbSendQuery(db, 'SELECT * FROM i_xm_long')" calcext:value-type="string">
            <text:p>i_xm_res = dbSendQuery(db, 'SELECT * FROM i_xm_long')</text:p>
          </table:table-cell>
          <table:table-cell table:formula="of:=CONCATENATE([.V1];&quot;_res = dbSendQuery(db, 'SELECT * FROM &quot;;[.V1];&quot;_long')&quot;)" office:value-type="string" office:string-value="i_xr_res = dbSendQuery(db, 'SELECT * FROM i_xr_long')" calcext:value-type="string">
            <text:p>i_xr_res = dbSendQuery(db, 'SELECT * FROM i_xr_long')</text:p>
          </table:table-cell>
          <table:table-cell table:formula="of:=CONCATENATE([.W1];&quot;_res = dbSendQuery(db, 'SELECT * FROM &quot;;[.W1];&quot;_long')&quot;)" office:value-type="string" office:string-value="labsh_res = dbSendQuery(db, 'SELECT * FROM labsh_long')" calcext:value-type="string">
            <text:p>labsh_res = dbSendQuery(db, 'SELECT * FROM labsh_long')</text:p>
          </table:table-cell>
          <table:table-cell table:formula="of:=CONCATENATE([.X1];&quot;_res = dbSendQuery(db, 'SELECT * FROM &quot;;[.X1];&quot;_long')&quot;)" office:value-type="string" office:string-value="pl_c_res = dbSendQuery(db, 'SELECT * FROM pl_c_long')" calcext:value-type="string">
            <text:p>pl_c_res = dbSendQuery(db, 'SELECT * FROM pl_c_long')</text:p>
          </table:table-cell>
          <table:table-cell table:formula="of:=CONCATENATE([.Y1];&quot;_res = dbSendQuery(db, 'SELECT * FROM &quot;;[.Y1];&quot;_long')&quot;)" office:value-type="string" office:string-value="pl_con_res = dbSendQuery(db, 'SELECT * FROM pl_con_long')" calcext:value-type="string">
            <text:p>pl_con_res = dbSendQuery(db, 'SELECT * FROM pl_con_long')</text:p>
          </table:table-cell>
          <table:table-cell table:formula="of:=CONCATENATE([.Z1];&quot;_res = dbSendQuery(db, 'SELECT * FROM &quot;;[.Z1];&quot;_long')&quot;)" office:value-type="string" office:string-value="pl_da_res = dbSendQuery(db, 'SELECT * FROM pl_da_long')" calcext:value-type="string">
            <text:p>pl_da_res = dbSendQuery(db, 'SELECT * FROM pl_da_long')</text:p>
          </table:table-cell>
          <table:table-cell table:formula="of:=CONCATENATE([.AA1];&quot;_res = dbSendQuery(db, 'SELECT * FROM &quot;;[.AA1];&quot;_long')&quot;)" office:value-type="string" office:string-value="pl_g_res = dbSendQuery(db, 'SELECT * FROM pl_g_long')" calcext:value-type="string">
            <text:p>pl_g_res = dbSendQuery(db, 'SELECT * FROM pl_g_long')</text:p>
          </table:table-cell>
          <table:table-cell table:formula="of:=CONCATENATE([.AB1];&quot;_res = dbSendQuery(db, 'SELECT * FROM &quot;;[.AB1];&quot;_long')&quot;)" office:value-type="string" office:string-value="pl_gdpo_res = dbSendQuery(db, 'SELECT * FROM pl_gdpo_long')" calcext:value-type="string">
            <text:p>pl_gdpo_res = dbSendQuery(db, 'SELECT * FROM pl_gdpo_long')</text:p>
          </table:table-cell>
          <table:table-cell table:formula="of:=CONCATENATE([.AC1];&quot;_res = dbSendQuery(db, 'SELECT * FROM &quot;;[.AC1];&quot;_long')&quot;)" office:value-type="string" office:string-value="pl_i_res = dbSendQuery(db, 'SELECT * FROM pl_i_long')" calcext:value-type="string">
            <text:p>pl_i_res = dbSendQuery(db, 'SELECT * FROM pl_i_long')</text:p>
          </table:table-cell>
          <table:table-cell table:formula="of:=CONCATENATE([.AD1];&quot;_res = dbSendQuery(db, 'SELECT * FROM &quot;;[.AD1];&quot;_long')&quot;)" office:value-type="string" office:string-value="pl_k_res = dbSendQuery(db, 'SELECT * FROM pl_k_long')" calcext:value-type="string">
            <text:p>pl_k_res = dbSendQuery(db, 'SELECT * FROM pl_k_long')</text:p>
          </table:table-cell>
          <table:table-cell table:formula="of:=CONCATENATE([.AE1];&quot;_res = dbSendQuery(db, 'SELECT * FROM &quot;;[.AE1];&quot;_long')&quot;)" office:value-type="string" office:string-value="pl_m_res = dbSendQuery(db, 'SELECT * FROM pl_m_long')" calcext:value-type="string">
            <text:p>pl_m_res = dbSendQuery(db, 'SELECT * FROM pl_m_long')</text:p>
          </table:table-cell>
          <table:table-cell table:formula="of:=CONCATENATE([.AF1];&quot;_res = dbSendQuery(db, 'SELECT * FROM &quot;;[.AF1];&quot;_long')&quot;)" office:value-type="string" office:string-value="pl_x_res = dbSendQuery(db, 'SELECT * FROM pl_x_long')" calcext:value-type="string">
            <text:p>pl_x_res = dbSendQuery(db, 'SELECT * FROM pl_x_long')</text:p>
          </table:table-cell>
          <table:table-cell table:formula="of:=CONCATENATE([.AG1];&quot;_res = dbSendQuery(db, 'SELECT * FROM &quot;;[.AG1];&quot;_long')&quot;)" office:value-type="string" office:string-value="pop_res = dbSendQuery(db, 'SELECT * FROM pop_long')" calcext:value-type="string">
            <text:p>pop_res = dbSendQuery(db, 'SELECT * FROM pop_long')</text:p>
          </table:table-cell>
          <table:table-cell table:formula="of:=CONCATENATE([.AH1];&quot;_res = dbSendQuery(db, 'SELECT * FROM &quot;;[.AH1];&quot;_long')&quot;)" office:value-type="string" office:string-value="rconna_res = dbSendQuery(db, 'SELECT * FROM rconna_long')" calcext:value-type="string">
            <text:p>rconna_res = dbSendQuery(db, 'SELECT * FROM rconna_long')</text:p>
          </table:table-cell>
          <table:table-cell table:formula="of:=CONCATENATE([.AI1];&quot;_res = dbSendQuery(db, 'SELECT * FROM &quot;;[.AI1];&quot;_long')&quot;)" office:value-type="string" office:string-value="rdana_res = dbSendQuery(db, 'SELECT * FROM rdana_long')" calcext:value-type="string">
            <text:p>rdana_res = dbSendQuery(db, 'SELECT * FROM rdana_long')</text:p>
          </table:table-cell>
          <table:table-cell table:formula="of:=CONCATENATE([.AJ1];&quot;_res = dbSendQuery(db, 'SELECT * FROM &quot;;[.AJ1];&quot;_long')&quot;)" office:value-type="string" office:string-value="rgdpe_res = dbSendQuery(db, 'SELECT * FROM rgdpe_long')" calcext:value-type="string">
            <text:p>rgdpe_res = dbSendQuery(db, 'SELECT * FROM rgdpe_long')</text:p>
          </table:table-cell>
          <table:table-cell table:formula="of:=CONCATENATE([.AK1];&quot;_res = dbSendQuery(db, 'SELECT * FROM &quot;;[.AK1];&quot;_long')&quot;)" office:value-type="string" office:string-value="rgdpna_res = dbSendQuery(db, 'SELECT * FROM rgdpna_long')" calcext:value-type="string">
            <text:p>rgdpna_res = dbSendQuery(db, 'SELECT * FROM rgdpna_long')</text:p>
          </table:table-cell>
          <table:table-cell table:formula="of:=CONCATENATE([.AL1];&quot;_res = dbSendQuery(db, 'SELECT * FROM &quot;;[.AL1];&quot;_long')&quot;)" office:value-type="string" office:string-value="rgdpo_res = dbSendQuery(db, 'SELECT * FROM rgdpo_long')" calcext:value-type="string">
            <text:p>rgdpo_res = dbSendQuery(db, 'SELECT * FROM rgdpo_long')</text:p>
          </table:table-cell>
          <table:table-cell table:formula="of:=CONCATENATE([.AM1];&quot;_res = dbSendQuery(db, 'SELECT * FROM &quot;;[.AM1];&quot;_long')&quot;)" office:value-type="string" office:string-value="rkna_res = dbSendQuery(db, 'SELECT * FROM rkna_long')" calcext:value-type="string">
            <text:p>rkna_res = dbSendQuery(db, 'SELECT * FROM rkna_long')</text:p>
          </table:table-cell>
          <table:table-cell table:formula="of:=CONCATENATE([.AN1];&quot;_res = dbSendQuery(db, 'SELECT * FROM &quot;;[.AN1];&quot;_long')&quot;)" office:value-type="string" office:string-value="rtfpna_res = dbSendQuery(db, 'SELECT * FROM rtfpna_long')" calcext:value-type="string">
            <text:p>rtfpna_res = dbSendQuery(db, 'SELECT * FROM rtfpna_long')</text:p>
          </table:table-cell>
          <table:table-cell table:formula="of:=CONCATENATE([.AO1];&quot;_res = dbSendQuery(db, 'SELECT * FROM &quot;;[.AO1];&quot;_long')&quot;)" office:value-type="string" office:string-value="rwtfpna_res = dbSendQuery(db, 'SELECT * FROM rwtfpna_long')" calcext:value-type="string">
            <text:p>rwtfpna_res = dbSendQuery(db, 'SELECT * FROM rwtfpna_long')</text:p>
          </table:table-cell>
          <table:table-cell table:formula="of:=CONCATENATE([.AP1];&quot;_res = dbSendQuery(db, 'SELECT * FROM &quot;;[.AP1];&quot;_long')&quot;)" office:value-type="string" office:string-value="statcap_res = dbSendQuery(db, 'SELECT * FROM statcap_long')" calcext:value-type="string">
            <text:p>statcap_res = dbSendQuery(db, 'SELECT * FROM statcap_long')</text:p>
          </table:table-cell>
          <table:table-cell table:formula="of:=CONCATENATE([.AQ1];&quot;_res = dbSendQuery(db, 'SELECT * FROM &quot;;[.AQ1];&quot;_long')&quot;)" office:value-type="string" office:string-value="xr_res = dbSendQuery(db, 'SELECT * FROM xr_long')" calcext:value-type="string">
            <text:p>xr_res = dbSendQuery(db, 'SELECT * FROM xr_long')</text:p>
          </table:table-cell>
          <table:table-cell table:number-columns-repeated="98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23:11:42.144664369</meta:creation-date>
    <dc:date>2015-08-15T23:49:13.726339370</dc:date>
    <meta:editing-duration>PT6M21S</meta:editing-duration>
    <meta:editing-cycles>1</meta:editing-cycles>
    <meta:document-statistic meta:table-count="2" meta:cell-count="306" meta:object-count="0"/>
    <meta:generator>LibreOffice/4.4.5.2$Linux_X86_64 LibreOffice_project/40$Build-2</meta:generator>
  </office:meta>
</office:document-meta>
</file>